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4mm"/>
    </style:style>
    <style:style style:name="co3" style:family="table-column">
      <style:table-column-properties fo:break-before="auto" style:column-width="53.96mm"/>
    </style:style>
    <style:style style:name="co4" style:family="table-column">
      <style:table-column-properties fo:break-before="auto" style:column-width="56.2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17.34mm"/>
    </style:style>
    <style:style style:name="co7" style:family="table-column">
      <style:table-column-properties fo:break-before="auto" style:column-width="29.97mm"/>
    </style:style>
    <style:style style:name="co8" style:family="table-column">
      <style:table-column-properties fo:break-before="auto" style:column-width="113.89mm"/>
    </style:style>
    <style:style style:name="co9" style:family="table-column">
      <style:table-column-properties fo:break-before="auto" style:column-width="91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99"/>
    <style:style style:name="ce12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37"/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99"/>
    <style:style style:name="ce2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rgets" table:style-name="ta1">
        <table:table-column table:style-name="co1" table:default-cell-style-name="ce17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Simple Project Management tool for chippin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ikram, Start date 2020 Aug 0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oday</text:p>
          </table:table-cell>
          <table:table-cell table:style-name="ce17" table:formula="of:=TODAY()" office:value-type="date" office:date-value="2020-08-08" calcext:value-type="date">
            <text:p>08/08/20</text:p>
          </table:table-cell>
          <table:table-cell/>
        </table:table-row>
        <table:table-row table:style-name="ro1">
          <table:table-cell table:style-name="Default"/>
          <table:table-cell table:style-name="ce17"/>
          <table:table-cell/>
        </table:table-row>
        <table:table-row table:style-name="ro1"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Duration (days)</text:p>
          </table:table-cell>
          <table:table-cell office:value-type="string" calcext:value-type="string">
            <text:p>Milestones</text:p>
          </table:table-cell>
        </table:table-row>
        <table:table-row table:style-name="ro1">
          <table:table-cell table:style-name="ce16" office:value-type="date" office:date-value="2010-08-01" calcext:value-type="date">
            <text:p>01/08/10</text:p>
          </table:table-cell>
          <table:table-cell table:style-name="ce15" office:value-type="float" office:value="30" calcext:value-type="float">
            <text:p>30</text:p>
          </table:table-cell>
          <table:table-cell office:value-type="string" calcext:value-type="string">
            <text:p>Exploration and IP definition</text:p>
          </table:table-cell>
        </table:table-row>
        <table:table-row table:style-name="ro1">
          <table:table-cell table:style-name="ce16" table:formula="of:=[.A7]+[.B7]" office:value-type="date" office:date-value="2010-08-31" calcext:value-type="date">
            <text:p>31/08/10</text:p>
          </table:table-cell>
          <table:table-cell table:style-name="ce15" office:value-type="float" office:value="30" calcext:value-type="float">
            <text:p>30</text:p>
          </table:table-cell>
          <table:table-cell office:value-type="string" calcext:value-type="string">
            <text:p>Prototype implementation</text:p>
          </table:table-cell>
        </table:table-row>
        <table:table-row table:style-name="ro1">
          <table:table-cell table:style-name="ce16" table:formula="of:=[.A8]+[.B8]" office:value-type="date" office:date-value="2010-09-30" calcext:value-type="date">
            <text:p>30/09/10</text:p>
          </table:table-cell>
          <table:table-cell table:style-name="ce15" office:value-type="float" office:value="30" calcext:value-type="float">
            <text:p>30</text:p>
          </table:table-cell>
          <table:table-cell office:value-type="string" calcext:value-type="string">
            <text:p>Full verification</text:p>
          </table:table-cell>
        </table:table-row>
        <table:table-row table:style-name="ro1">
          <table:table-cell table:style-name="ce16" table:formula="of:=[.A9]+[.B9]" office:value-type="date" office:date-value="2010-10-30" calcext:value-type="date">
            <text:p>30/10/10</text:p>
          </table:table-cell>
          <table:table-cell table:style-name="ce15" office:value-type="float" office:value="20" calcext:value-type="float">
            <text:p>20</text:p>
          </table:table-cell>
          <table:table-cell office:value-type="string" calcext:value-type="string">
            <text:p>Improvements</text:p>
          </table:table-cell>
        </table:table-row>
        <table:table-row table:style-name="ro1">
          <table:table-cell table:style-name="ce16" table:formula="of:=[.A10]+[.B10]" office:value-type="date" office:date-value="2010-11-19" calcext:value-type="date">
            <text:p>19/11/10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Demo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lanAndStatus" table:style-name="ta1"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5"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ilable time</text:p>
          </table:table-cell>
          <table:table-cell table:formula="of:=[$TimeAvailable.F124]"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d time</text:p>
          </table:table-cell>
          <table:table-cell table:formula="of:=[.D21]"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ck</text:p>
          </table:table-cell>
          <table:table-cell table:formula="of:=[.B2]-[.B3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BLAST algorithm software model</text:p>
          </table:table-cell>
          <table:table-cell table:formula="of:=[$SWModel.B20]" office:value-type="float" office:value="125" calcext:value-type="float">
            <text:p>125</text:p>
          </table:table-cell>
          <table:table-cell table:formula="of:=[$SWModel.C20]" office:value-type="float" office:value="10" calcext:value-type="float">
            <text:p>10</text:p>
          </table:table-cell>
          <table:table-cell table:formula="of:=[$SWModel.D20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LAST algorithm RTL</text:p>
          </table:table-cell>
          <table:table-cell table:formula="of:=[$RTL_Design.B20]" office:value-type="float" office:value="115" calcext:value-type="float">
            <text:p>115</text:p>
          </table:table-cell>
          <table:table-cell table:formula="of:=[$RTL_Design.C20]" office:value-type="float" office:value="10" calcext:value-type="float">
            <text:p>10</text:p>
          </table:table-cell>
          <table:table-cell table:formula="of:=[$RTL_Design.D2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Verification</text:p>
          </table:table-cell>
          <table:table-cell table:formula="of:=[$Verification.B20]" office:value-type="float" office:value="150" calcext:value-type="float">
            <text:p>150</text:p>
          </table:table-cell>
          <table:table-cell table:formula="of:=[$Verification.C20]" office:value-type="float" office:value="15" calcext:value-type="float">
            <text:p>15</text:p>
          </table:table-cell>
          <table:table-cell table:formula="of:=[$Verification.D20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FPGA prototyping</text:p>
          </table:table-cell>
          <table:table-cell table:formula="of:=[$FPGA_prototyping.B20]" office:value-type="float" office:value="55" calcext:value-type="float">
            <text:p>55</text:p>
          </table:table-cell>
          <table:table-cell table:formula="of:=[$FPGA_prototyping.C20]" office:value-type="float" office:value="5" calcext:value-type="float">
            <text:p>5</text:p>
          </table:table-cell>
          <table:table-cell table:formula="of:=[$FPGA_prototyping.D20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mo</text:p>
          </table:table-cell>
          <table:table-cell table:formula="of:=[$Demo.B20]" office:value-type="float" office:value="32" calcext:value-type="float">
            <text:p>32</text:p>
          </table:table-cell>
          <table:table-cell table:formula="of:=[$Demo.C20]" office:value-type="float" office:value="0" calcext:value-type="float">
            <text:p>0</text:p>
          </table:table-cell>
          <table:table-cell table:formula="of:=[$Demo.D20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ignoff</text:p>
          </table:table-cell>
          <table:table-cell table:formula="of:=[$Signoff.B20]" office:value-type="float" office:value="10" calcext:value-type="float">
            <text:p>10</text:p>
          </table:table-cell>
          <table:table-cell table:formula="of:=[$Signoff.C20]" office:value-type="float" office:value="0" calcext:value-type="float">
            <text:p>0</text:p>
          </table:table-cell>
          <table:table-cell table:formula="of:=[$Signoff.D20]" office:value-type="float" office:value="10" calcext:value-type="float">
            <text:p>10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7:.B20])" office:value-type="float" office:value="487" calcext:value-type="float">
            <text:p>487</text:p>
          </table:table-cell>
          <table:table-cell table:formula="of:=SUM([.C7:.C20])" office:value-type="float" office:value="40" calcext:value-type="float">
            <text:p>40</text:p>
          </table:table-cell>
          <table:table-cell table:formula="of:=SUM([.D7:.D20])" office:value-type="float" office:value="447" calcext:value-type="float">
            <text:p>447</text:p>
          </table:table-cell>
        </table:table-row>
      </table:table>
      <table:table table:name="TimeAvailable" table:style-name="ta1">
        <table:table-column table:style-name="co1" table:default-cell-style-name="ce18"/>
        <table:table-column table:style-name="co1" table:default-cell-style-name="ce15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 of Week</text:p>
          </table:table-cell>
          <table:table-cell office:value-type="string" calcext:value-type="string">
            <text:p>Business Day</text:p>
          </table:table-cell>
          <table:table-cell office:value-type="string" calcext:value-type="string">
            <text:p>Is Future</text:p>
          </table:table-cell>
          <table:table-cell office:value-type="string" calcext:value-type="string">
            <text:p>Vacation/Holiday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table:style-name="ce19" office:value-type="date" office:date-value="2020-08-01" calcext:value-type="date">
            <text:p>01/08/20</text:p>
          </table:table-cell>
          <table:table-cell table:formula="of:=TEXT(WEEKDAY([.A2]);&quot;dddd&quot;)" office:value-type="string" office:string-value="Saturday" calcext:value-type="string">
            <text:p>Saturday</text:p>
          </table:table-cell>
          <table:table-cell table:formula="of:=IF(OR([.B2]=&quot;Sunday&quot;;[.B2]=&quot;Saturday&quot;);0;1)" office:value-type="float" office:value="0" calcext:value-type="float">
            <text:p>0</text:p>
          </table:table-cell>
          <table:table-cell table:formula="of:=IF([.A2]&gt;TODAY();1;0)" office:value-type="float" office:value="0" calcext:value-type="float">
            <text:p>0</text:p>
          </table:table-cell>
          <table:table-cell/>
          <table:table-cell table:style-name="ce20" table:formula="of:=AND([.C2];[.D2];NOT([.E2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8-02" calcext:value-type="date">
            <text:p>02/08/20</text:p>
          </table:table-cell>
          <table:table-cell table:formula="of:=TEXT(WEEKDAY([.A3]);&quot;dddd&quot;)" office:value-type="string" office:string-value="Sunday" calcext:value-type="string">
            <text:p>Sunday</text:p>
          </table:table-cell>
          <table:table-cell table:formula="of:=IF(OR([.B3]=&quot;Sunday&quot;;[.B3]=&quot;Saturday&quot;);0;1)" office:value-type="float" office:value="0" calcext:value-type="float">
            <text:p>0</text:p>
          </table:table-cell>
          <table:table-cell table:formula="of:=IF([.A3]&gt;TODAY();1;0)" office:value-type="float" office:value="0" calcext:value-type="float">
            <text:p>0</text:p>
          </table:table-cell>
          <table:table-cell/>
          <table:table-cell table:style-name="ce20" table:formula="of:=AND([.C3];[.D3];NOT([.E3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8-03" calcext:value-type="date">
            <text:p>03/08/20</text:p>
          </table:table-cell>
          <table:table-cell table:formula="of:=TEXT(WEEKDAY([.A4]);&quot;dddd&quot;)" office:value-type="string" office:string-value="Monday" calcext:value-type="string">
            <text:p>Monday</text:p>
          </table:table-cell>
          <table:table-cell table:formula="of:=IF(OR([.B4]=&quot;Sunday&quot;;[.B4]=&quot;Saturday&quot;);0;1)" office:value-type="float" office:value="1" calcext:value-type="float">
            <text:p>1</text:p>
          </table:table-cell>
          <table:table-cell table:formula="of:=IF([.A4]&gt;TODAY();1;0)" office:value-type="float" office:value="0" calcext:value-type="float">
            <text:p>0</text:p>
          </table:table-cell>
          <table:table-cell/>
          <table:table-cell table:style-name="ce20" table:formula="of:=AND([.C4];[.D4];NOT([.E4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8-04" calcext:value-type="date">
            <text:p>04/08/20</text:p>
          </table:table-cell>
          <table:table-cell table:formula="of:=TEXT(WEEKDAY([.A5]);&quot;dddd&quot;)" office:value-type="string" office:string-value="Tuesday" calcext:value-type="string">
            <text:p>Tuesday</text:p>
          </table:table-cell>
          <table:table-cell table:formula="of:=IF(OR([.B5]=&quot;Sunday&quot;;[.B5]=&quot;Saturday&quot;);0;1)" office:value-type="float" office:value="1" calcext:value-type="float">
            <text:p>1</text:p>
          </table:table-cell>
          <table:table-cell table:formula="of:=IF([.A5]&gt;TODAY();1;0)" office:value-type="float" office:value="0" calcext:value-type="float">
            <text:p>0</text:p>
          </table:table-cell>
          <table:table-cell/>
          <table:table-cell table:style-name="ce20" table:formula="of:=AND([.C5];[.D5];NOT([.E5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8-05" calcext:value-type="date">
            <text:p>05/08/20</text:p>
          </table:table-cell>
          <table:table-cell table:formula="of:=TEXT(WEEKDAY([.A6]);&quot;dddd&quot;)" office:value-type="string" office:string-value="Wednesday" calcext:value-type="string">
            <text:p>Wednesday</text:p>
          </table:table-cell>
          <table:table-cell table:formula="of:=IF(OR([.B6]=&quot;Sunday&quot;;[.B6]=&quot;Saturday&quot;);0;1)" office:value-type="float" office:value="1" calcext:value-type="float">
            <text:p>1</text:p>
          </table:table-cell>
          <table:table-cell table:formula="of:=IF([.A6]&gt;TODAY();1;0)" office:value-type="float" office:value="0" calcext:value-type="float">
            <text:p>0</text:p>
          </table:table-cell>
          <table:table-cell/>
          <table:table-cell table:style-name="ce20" table:formula="of:=AND([.C6];[.D6];NOT([.E6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8-06" calcext:value-type="date">
            <text:p>06/08/20</text:p>
          </table:table-cell>
          <table:table-cell table:formula="of:=TEXT(WEEKDAY([.A7]);&quot;dddd&quot;)" office:value-type="string" office:string-value="Thursday" calcext:value-type="string">
            <text:p>Thursday</text:p>
          </table:table-cell>
          <table:table-cell table:formula="of:=IF(OR([.B7]=&quot;Sunday&quot;;[.B7]=&quot;Saturday&quot;);0;1)" office:value-type="float" office:value="1" calcext:value-type="float">
            <text:p>1</text:p>
          </table:table-cell>
          <table:table-cell table:formula="of:=IF([.A7]&gt;TODAY();1;0)" office:value-type="float" office:value="0" calcext:value-type="float">
            <text:p>0</text:p>
          </table:table-cell>
          <table:table-cell/>
          <table:table-cell table:style-name="ce20" table:formula="of:=AND([.C7];[.D7];NOT([.E7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8-07" calcext:value-type="date">
            <text:p>07/08/20</text:p>
          </table:table-cell>
          <table:table-cell table:formula="of:=TEXT(WEEKDAY([.A8]);&quot;dddd&quot;)" office:value-type="string" office:string-value="Friday" calcext:value-type="string">
            <text:p>Friday</text:p>
          </table:table-cell>
          <table:table-cell table:formula="of:=IF(OR([.B8]=&quot;Sunday&quot;;[.B8]=&quot;Saturday&quot;);0;1)" office:value-type="float" office:value="1" calcext:value-type="float">
            <text:p>1</text:p>
          </table:table-cell>
          <table:table-cell table:formula="of:=IF([.A8]&gt;TODAY();1;0)" office:value-type="float" office:value="0" calcext:value-type="float">
            <text:p>0</text:p>
          </table:table-cell>
          <table:table-cell/>
          <table:table-cell table:style-name="ce20" table:formula="of:=AND([.C8];[.D8];NOT([.E8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8-08" calcext:value-type="date">
            <text:p>08/08/20</text:p>
          </table:table-cell>
          <table:table-cell table:formula="of:=TEXT(WEEKDAY([.A9]);&quot;dddd&quot;)" office:value-type="string" office:string-value="Saturday" calcext:value-type="string">
            <text:p>Saturday</text:p>
          </table:table-cell>
          <table:table-cell table:formula="of:=IF(OR([.B9]=&quot;Sunday&quot;;[.B9]=&quot;Saturday&quot;);0;1)" office:value-type="float" office:value="0" calcext:value-type="float">
            <text:p>0</text:p>
          </table:table-cell>
          <table:table-cell table:formula="of:=IF([.A9]&gt;TODAY();1;0)" office:value-type="float" office:value="0" calcext:value-type="float">
            <text:p>0</text:p>
          </table:table-cell>
          <table:table-cell/>
          <table:table-cell table:style-name="ce20" table:formula="of:=AND([.C9];[.D9];NOT([.E9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8-09" calcext:value-type="date">
            <text:p>09/08/20</text:p>
          </table:table-cell>
          <table:table-cell table:formula="of:=TEXT(WEEKDAY([.A10]);&quot;dddd&quot;)" office:value-type="string" office:string-value="Sunday" calcext:value-type="string">
            <text:p>Sunday</text:p>
          </table:table-cell>
          <table:table-cell table:formula="of:=IF(OR([.B10]=&quot;Sunday&quot;;[.B10]=&quot;Saturday&quot;);0;1)" office:value-type="float" office:value="0" calcext:value-type="float">
            <text:p>0</text:p>
          </table:table-cell>
          <table:table-cell table:formula="of:=IF([.A10]&gt;TODAY();1;0)" office:value-type="float" office:value="1" calcext:value-type="float">
            <text:p>1</text:p>
          </table:table-cell>
          <table:table-cell/>
          <table:table-cell table:style-name="ce20" table:formula="of:=AND([.C10];[.D10];NOT([.E10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8-10" calcext:value-type="date">
            <text:p>10/08/20</text:p>
          </table:table-cell>
          <table:table-cell table:formula="of:=TEXT(WEEKDAY([.A11]);&quot;dddd&quot;)" office:value-type="string" office:string-value="Monday" calcext:value-type="string">
            <text:p>Monday</text:p>
          </table:table-cell>
          <table:table-cell table:formula="of:=IF(OR([.B11]=&quot;Sunday&quot;;[.B11]=&quot;Saturday&quot;);0;1)" office:value-type="float" office:value="1" calcext:value-type="float">
            <text:p>1</text:p>
          </table:table-cell>
          <table:table-cell table:formula="of:=IF([.A11]&gt;TODAY();1;0)" office:value-type="float" office:value="1" calcext:value-type="float">
            <text:p>1</text:p>
          </table:table-cell>
          <table:table-cell/>
          <table:table-cell table:style-name="ce20" table:formula="of:=AND([.C11];[.D11];NOT([.E11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8-11" calcext:value-type="date">
            <text:p>11/08/20</text:p>
          </table:table-cell>
          <table:table-cell table:formula="of:=TEXT(WEEKDAY([.A12]);&quot;dddd&quot;)" office:value-type="string" office:string-value="Tuesday" calcext:value-type="string">
            <text:p>Tuesday</text:p>
          </table:table-cell>
          <table:table-cell table:formula="of:=IF(OR([.B12]=&quot;Sunday&quot;;[.B12]=&quot;Saturday&quot;);0;1)" office:value-type="float" office:value="1" calcext:value-type="float">
            <text:p>1</text:p>
          </table:table-cell>
          <table:table-cell table:formula="of:=IF([.A12]&gt;TODAY();1;0)" office:value-type="float" office:value="1" calcext:value-type="float">
            <text:p>1</text:p>
          </table:table-cell>
          <table:table-cell/>
          <table:table-cell table:style-name="ce20" table:formula="of:=AND([.C12];[.D12];NOT([.E12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8-12" calcext:value-type="date">
            <text:p>12/08/20</text:p>
          </table:table-cell>
          <table:table-cell table:formula="of:=TEXT(WEEKDAY([.A13]);&quot;dddd&quot;)" office:value-type="string" office:string-value="Wednesday" calcext:value-type="string">
            <text:p>Wednesday</text:p>
          </table:table-cell>
          <table:table-cell table:formula="of:=IF(OR([.B13]=&quot;Sunday&quot;;[.B13]=&quot;Saturday&quot;);0;1)" office:value-type="float" office:value="1" calcext:value-type="float">
            <text:p>1</text:p>
          </table:table-cell>
          <table:table-cell table:formula="of:=IF([.A13]&gt;TODAY();1;0)" office:value-type="float" office:value="1" calcext:value-type="float">
            <text:p>1</text:p>
          </table:table-cell>
          <table:table-cell/>
          <table:table-cell table:style-name="ce20" table:formula="of:=AND([.C13];[.D13];NOT([.E13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8-13" calcext:value-type="date">
            <text:p>13/08/20</text:p>
          </table:table-cell>
          <table:table-cell table:formula="of:=TEXT(WEEKDAY([.A14]);&quot;dddd&quot;)" office:value-type="string" office:string-value="Thursday" calcext:value-type="string">
            <text:p>Thursday</text:p>
          </table:table-cell>
          <table:table-cell table:formula="of:=IF(OR([.B14]=&quot;Sunday&quot;;[.B14]=&quot;Saturday&quot;);0;1)" office:value-type="float" office:value="1" calcext:value-type="float">
            <text:p>1</text:p>
          </table:table-cell>
          <table:table-cell table:formula="of:=IF([.A14]&gt;TODAY(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" table:formula="of:=AND([.C14];[.D14];NOT([.E14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8-14" calcext:value-type="date">
            <text:p>14/08/20</text:p>
          </table:table-cell>
          <table:table-cell table:formula="of:=TEXT(WEEKDAY([.A15]);&quot;dddd&quot;)" office:value-type="string" office:string-value="Friday" calcext:value-type="string">
            <text:p>Friday</text:p>
          </table:table-cell>
          <table:table-cell table:formula="of:=IF(OR([.B15]=&quot;Sunday&quot;;[.B15]=&quot;Saturday&quot;);0;1)" office:value-type="float" office:value="1" calcext:value-type="float">
            <text:p>1</text:p>
          </table:table-cell>
          <table:table-cell table:formula="of:=IF([.A15]&gt;TODAY(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" table:formula="of:=AND([.C15];[.D15];NOT([.E15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8-15" calcext:value-type="date">
            <text:p>15/08/20</text:p>
          </table:table-cell>
          <table:table-cell table:formula="of:=TEXT(WEEKDAY([.A16]);&quot;dddd&quot;)" office:value-type="string" office:string-value="Saturday" calcext:value-type="string">
            <text:p>Saturday</text:p>
          </table:table-cell>
          <table:table-cell table:formula="of:=IF(OR([.B16]=&quot;Sunday&quot;;[.B16]=&quot;Saturday&quot;);0;1)" office:value-type="float" office:value="0" calcext:value-type="float">
            <text:p>0</text:p>
          </table:table-cell>
          <table:table-cell table:formula="of:=IF([.A16]&gt;TODAY(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" table:formula="of:=AND([.C16];[.D16];NOT([.E16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8-16" calcext:value-type="date">
            <text:p>16/08/20</text:p>
          </table:table-cell>
          <table:table-cell table:formula="of:=TEXT(WEEKDAY([.A17]);&quot;dddd&quot;)" office:value-type="string" office:string-value="Sunday" calcext:value-type="string">
            <text:p>Sunday</text:p>
          </table:table-cell>
          <table:table-cell table:formula="of:=IF(OR([.B17]=&quot;Sunday&quot;;[.B17]=&quot;Saturday&quot;);0;1)" office:value-type="float" office:value="0" calcext:value-type="float">
            <text:p>0</text:p>
          </table:table-cell>
          <table:table-cell table:formula="of:=IF([.A17]&gt;TODAY(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" table:formula="of:=AND([.C17];[.D17];NOT([.E17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8-17" calcext:value-type="date">
            <text:p>17/08/20</text:p>
          </table:table-cell>
          <table:table-cell table:formula="of:=TEXT(WEEKDAY([.A18]);&quot;dddd&quot;)" office:value-type="string" office:string-value="Monday" calcext:value-type="string">
            <text:p>Monday</text:p>
          </table:table-cell>
          <table:table-cell table:formula="of:=IF(OR([.B18]=&quot;Sunday&quot;;[.B18]=&quot;Saturday&quot;);0;1)" office:value-type="float" office:value="1" calcext:value-type="float">
            <text:p>1</text:p>
          </table:table-cell>
          <table:table-cell table:formula="of:=IF([.A18]&gt;TODAY();1;0)" office:value-type="float" office:value="1" calcext:value-type="float">
            <text:p>1</text:p>
          </table:table-cell>
          <table:table-cell/>
          <table:table-cell table:style-name="ce20" table:formula="of:=AND([.C18];[.D18];NOT([.E18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8-18" calcext:value-type="date">
            <text:p>18/08/20</text:p>
          </table:table-cell>
          <table:table-cell table:formula="of:=TEXT(WEEKDAY([.A19]);&quot;dddd&quot;)" office:value-type="string" office:string-value="Tuesday" calcext:value-type="string">
            <text:p>Tuesday</text:p>
          </table:table-cell>
          <table:table-cell table:formula="of:=IF(OR([.B19]=&quot;Sunday&quot;;[.B19]=&quot;Saturday&quot;);0;1)" office:value-type="float" office:value="1" calcext:value-type="float">
            <text:p>1</text:p>
          </table:table-cell>
          <table:table-cell table:formula="of:=IF([.A19]&gt;TODAY();1;0)" office:value-type="float" office:value="1" calcext:value-type="float">
            <text:p>1</text:p>
          </table:table-cell>
          <table:table-cell/>
          <table:table-cell table:style-name="ce20" table:formula="of:=AND([.C19];[.D19];NOT([.E19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8-19" calcext:value-type="date">
            <text:p>19/08/20</text:p>
          </table:table-cell>
          <table:table-cell table:formula="of:=TEXT(WEEKDAY([.A20]);&quot;dddd&quot;)" office:value-type="string" office:string-value="Wednesday" calcext:value-type="string">
            <text:p>Wednesday</text:p>
          </table:table-cell>
          <table:table-cell table:formula="of:=IF(OR([.B20]=&quot;Sunday&quot;;[.B20]=&quot;Saturday&quot;);0;1)" office:value-type="float" office:value="1" calcext:value-type="float">
            <text:p>1</text:p>
          </table:table-cell>
          <table:table-cell table:formula="of:=IF([.A20]&gt;TODAY();1;0)" office:value-type="float" office:value="1" calcext:value-type="float">
            <text:p>1</text:p>
          </table:table-cell>
          <table:table-cell/>
          <table:table-cell table:style-name="ce20" table:formula="of:=AND([.C20];[.D20];NOT([.E20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8-20" calcext:value-type="date">
            <text:p>20/08/20</text:p>
          </table:table-cell>
          <table:table-cell table:formula="of:=TEXT(WEEKDAY([.A21]);&quot;dddd&quot;)" office:value-type="string" office:string-value="Thursday" calcext:value-type="string">
            <text:p>Thursday</text:p>
          </table:table-cell>
          <table:table-cell table:formula="of:=IF(OR([.B21]=&quot;Sunday&quot;;[.B21]=&quot;Saturday&quot;);0;1)" office:value-type="float" office:value="1" calcext:value-type="float">
            <text:p>1</text:p>
          </table:table-cell>
          <table:table-cell table:formula="of:=IF([.A21]&gt;TODAY();1;0)" office:value-type="float" office:value="1" calcext:value-type="float">
            <text:p>1</text:p>
          </table:table-cell>
          <table:table-cell/>
          <table:table-cell table:style-name="ce20" table:formula="of:=AND([.C21];[.D21];NOT([.E21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8-21" calcext:value-type="date">
            <text:p>21/08/20</text:p>
          </table:table-cell>
          <table:table-cell table:formula="of:=TEXT(WEEKDAY([.A22]);&quot;dddd&quot;)" office:value-type="string" office:string-value="Friday" calcext:value-type="string">
            <text:p>Friday</text:p>
          </table:table-cell>
          <table:table-cell table:formula="of:=IF(OR([.B22]=&quot;Sunday&quot;;[.B22]=&quot;Saturday&quot;);0;1)" office:value-type="float" office:value="1" calcext:value-type="float">
            <text:p>1</text:p>
          </table:table-cell>
          <table:table-cell table:formula="of:=IF([.A22]&gt;TODAY();1;0)" office:value-type="float" office:value="1" calcext:value-type="float">
            <text:p>1</text:p>
          </table:table-cell>
          <table:table-cell/>
          <table:table-cell table:style-name="ce20" table:formula="of:=AND([.C22];[.D22];NOT([.E22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8-22" calcext:value-type="date">
            <text:p>22/08/20</text:p>
          </table:table-cell>
          <table:table-cell table:formula="of:=TEXT(WEEKDAY([.A23]);&quot;dddd&quot;)" office:value-type="string" office:string-value="Saturday" calcext:value-type="string">
            <text:p>Saturday</text:p>
          </table:table-cell>
          <table:table-cell table:formula="of:=IF(OR([.B23]=&quot;Sunday&quot;;[.B23]=&quot;Saturday&quot;);0;1)" office:value-type="float" office:value="0" calcext:value-type="float">
            <text:p>0</text:p>
          </table:table-cell>
          <table:table-cell table:formula="of:=IF([.A23]&gt;TODAY();1;0)" office:value-type="float" office:value="1" calcext:value-type="float">
            <text:p>1</text:p>
          </table:table-cell>
          <table:table-cell/>
          <table:table-cell table:style-name="ce20" table:formula="of:=AND([.C23];[.D23];NOT([.E23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8-23" calcext:value-type="date">
            <text:p>23/08/20</text:p>
          </table:table-cell>
          <table:table-cell table:formula="of:=TEXT(WEEKDAY([.A24]);&quot;dddd&quot;)" office:value-type="string" office:string-value="Sunday" calcext:value-type="string">
            <text:p>Sunday</text:p>
          </table:table-cell>
          <table:table-cell table:formula="of:=IF(OR([.B24]=&quot;Sunday&quot;;[.B24]=&quot;Saturday&quot;);0;1)" office:value-type="float" office:value="0" calcext:value-type="float">
            <text:p>0</text:p>
          </table:table-cell>
          <table:table-cell table:formula="of:=IF([.A24]&gt;TODAY();1;0)" office:value-type="float" office:value="1" calcext:value-type="float">
            <text:p>1</text:p>
          </table:table-cell>
          <table:table-cell/>
          <table:table-cell table:style-name="ce20" table:formula="of:=AND([.C24];[.D24];NOT([.E24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8-24" calcext:value-type="date">
            <text:p>24/08/20</text:p>
          </table:table-cell>
          <table:table-cell table:formula="of:=TEXT(WEEKDAY([.A25]);&quot;dddd&quot;)" office:value-type="string" office:string-value="Monday" calcext:value-type="string">
            <text:p>Monday</text:p>
          </table:table-cell>
          <table:table-cell table:formula="of:=IF(OR([.B25]=&quot;Sunday&quot;;[.B25]=&quot;Saturday&quot;);0;1)" office:value-type="float" office:value="1" calcext:value-type="float">
            <text:p>1</text:p>
          </table:table-cell>
          <table:table-cell table:formula="of:=IF([.A25]&gt;TODAY();1;0)" office:value-type="float" office:value="1" calcext:value-type="float">
            <text:p>1</text:p>
          </table:table-cell>
          <table:table-cell/>
          <table:table-cell table:style-name="ce20" table:formula="of:=AND([.C25];[.D25];NOT([.E25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8-25" calcext:value-type="date">
            <text:p>25/08/20</text:p>
          </table:table-cell>
          <table:table-cell table:formula="of:=TEXT(WEEKDAY([.A26]);&quot;dddd&quot;)" office:value-type="string" office:string-value="Tuesday" calcext:value-type="string">
            <text:p>Tuesday</text:p>
          </table:table-cell>
          <table:table-cell table:formula="of:=IF(OR([.B26]=&quot;Sunday&quot;;[.B26]=&quot;Saturday&quot;);0;1)" office:value-type="float" office:value="1" calcext:value-type="float">
            <text:p>1</text:p>
          </table:table-cell>
          <table:table-cell table:formula="of:=IF([.A26]&gt;TODAY();1;0)" office:value-type="float" office:value="1" calcext:value-type="float">
            <text:p>1</text:p>
          </table:table-cell>
          <table:table-cell/>
          <table:table-cell table:style-name="ce20" table:formula="of:=AND([.C26];[.D26];NOT([.E26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8-26" calcext:value-type="date">
            <text:p>26/08/20</text:p>
          </table:table-cell>
          <table:table-cell table:formula="of:=TEXT(WEEKDAY([.A27]);&quot;dddd&quot;)" office:value-type="string" office:string-value="Wednesday" calcext:value-type="string">
            <text:p>Wednesday</text:p>
          </table:table-cell>
          <table:table-cell table:formula="of:=IF(OR([.B27]=&quot;Sunday&quot;;[.B27]=&quot;Saturday&quot;);0;1)" office:value-type="float" office:value="1" calcext:value-type="float">
            <text:p>1</text:p>
          </table:table-cell>
          <table:table-cell table:formula="of:=IF([.A27]&gt;TODAY();1;0)" office:value-type="float" office:value="1" calcext:value-type="float">
            <text:p>1</text:p>
          </table:table-cell>
          <table:table-cell/>
          <table:table-cell table:style-name="ce20" table:formula="of:=AND([.C27];[.D27];NOT([.E27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8-27" calcext:value-type="date">
            <text:p>27/08/20</text:p>
          </table:table-cell>
          <table:table-cell table:formula="of:=TEXT(WEEKDAY([.A28]);&quot;dddd&quot;)" office:value-type="string" office:string-value="Thursday" calcext:value-type="string">
            <text:p>Thursday</text:p>
          </table:table-cell>
          <table:table-cell table:formula="of:=IF(OR([.B28]=&quot;Sunday&quot;;[.B28]=&quot;Saturday&quot;);0;1)" office:value-type="float" office:value="1" calcext:value-type="float">
            <text:p>1</text:p>
          </table:table-cell>
          <table:table-cell table:formula="of:=IF([.A28]&gt;TODAY();1;0)" office:value-type="float" office:value="1" calcext:value-type="float">
            <text:p>1</text:p>
          </table:table-cell>
          <table:table-cell/>
          <table:table-cell table:style-name="ce20" table:formula="of:=AND([.C28];[.D28];NOT([.E28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8-28" calcext:value-type="date">
            <text:p>28/08/20</text:p>
          </table:table-cell>
          <table:table-cell table:formula="of:=TEXT(WEEKDAY([.A29]);&quot;dddd&quot;)" office:value-type="string" office:string-value="Friday" calcext:value-type="string">
            <text:p>Friday</text:p>
          </table:table-cell>
          <table:table-cell table:formula="of:=IF(OR([.B29]=&quot;Sunday&quot;;[.B29]=&quot;Saturday&quot;);0;1)" office:value-type="float" office:value="1" calcext:value-type="float">
            <text:p>1</text:p>
          </table:table-cell>
          <table:table-cell table:formula="of:=IF([.A29]&gt;TODAY();1;0)" office:value-type="float" office:value="1" calcext:value-type="float">
            <text:p>1</text:p>
          </table:table-cell>
          <table:table-cell/>
          <table:table-cell table:style-name="ce20" table:formula="of:=AND([.C29];[.D29];NOT([.E29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8-29" calcext:value-type="date">
            <text:p>29/08/20</text:p>
          </table:table-cell>
          <table:table-cell table:formula="of:=TEXT(WEEKDAY([.A30]);&quot;dddd&quot;)" office:value-type="string" office:string-value="Saturday" calcext:value-type="string">
            <text:p>Saturday</text:p>
          </table:table-cell>
          <table:table-cell table:formula="of:=IF(OR([.B30]=&quot;Sunday&quot;;[.B30]=&quot;Saturday&quot;);0;1)" office:value-type="float" office:value="0" calcext:value-type="float">
            <text:p>0</text:p>
          </table:table-cell>
          <table:table-cell table:formula="of:=IF([.A30]&gt;TODAY();1;0)" office:value-type="float" office:value="1" calcext:value-type="float">
            <text:p>1</text:p>
          </table:table-cell>
          <table:table-cell/>
          <table:table-cell table:style-name="ce20" table:formula="of:=AND([.C30];[.D30];NOT([.E30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8-30" calcext:value-type="date">
            <text:p>30/08/20</text:p>
          </table:table-cell>
          <table:table-cell table:formula="of:=TEXT(WEEKDAY([.A31]);&quot;dddd&quot;)" office:value-type="string" office:string-value="Sunday" calcext:value-type="string">
            <text:p>Sunday</text:p>
          </table:table-cell>
          <table:table-cell table:formula="of:=IF(OR([.B31]=&quot;Sunday&quot;;[.B31]=&quot;Saturday&quot;);0;1)" office:value-type="float" office:value="0" calcext:value-type="float">
            <text:p>0</text:p>
          </table:table-cell>
          <table:table-cell table:formula="of:=IF([.A31]&gt;TODAY();1;0)" office:value-type="float" office:value="1" calcext:value-type="float">
            <text:p>1</text:p>
          </table:table-cell>
          <table:table-cell/>
          <table:table-cell table:style-name="ce20" table:formula="of:=AND([.C31];[.D31];NOT([.E31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8-31" calcext:value-type="date">
            <text:p>31/08/20</text:p>
          </table:table-cell>
          <table:table-cell table:formula="of:=TEXT(WEEKDAY([.A32]);&quot;dddd&quot;)" office:value-type="string" office:string-value="Monday" calcext:value-type="string">
            <text:p>Monday</text:p>
          </table:table-cell>
          <table:table-cell table:formula="of:=IF(OR([.B32]=&quot;Sunday&quot;;[.B32]=&quot;Saturday&quot;);0;1)" office:value-type="float" office:value="1" calcext:value-type="float">
            <text:p>1</text:p>
          </table:table-cell>
          <table:table-cell table:formula="of:=IF([.A32]&gt;TODAY();1;0)" office:value-type="float" office:value="1" calcext:value-type="float">
            <text:p>1</text:p>
          </table:table-cell>
          <table:table-cell/>
          <table:table-cell table:style-name="ce20" table:formula="of:=AND([.C32];[.D32];NOT([.E32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01" calcext:value-type="date">
            <text:p>01/09/20</text:p>
          </table:table-cell>
          <table:table-cell table:formula="of:=TEXT(WEEKDAY([.A33]);&quot;dddd&quot;)" office:value-type="string" office:string-value="Tuesday" calcext:value-type="string">
            <text:p>Tuesday</text:p>
          </table:table-cell>
          <table:table-cell table:formula="of:=IF(OR([.B33]=&quot;Sunday&quot;;[.B33]=&quot;Saturday&quot;);0;1)" office:value-type="float" office:value="1" calcext:value-type="float">
            <text:p>1</text:p>
          </table:table-cell>
          <table:table-cell table:formula="of:=IF([.A33]&gt;TODAY();1;0)" office:value-type="float" office:value="1" calcext:value-type="float">
            <text:p>1</text:p>
          </table:table-cell>
          <table:table-cell/>
          <table:table-cell table:style-name="ce20" table:formula="of:=AND([.C33];[.D33];NOT([.E33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02" calcext:value-type="date">
            <text:p>02/09/20</text:p>
          </table:table-cell>
          <table:table-cell table:formula="of:=TEXT(WEEKDAY([.A34]);&quot;dddd&quot;)" office:value-type="string" office:string-value="Wednesday" calcext:value-type="string">
            <text:p>Wednesday</text:p>
          </table:table-cell>
          <table:table-cell table:formula="of:=IF(OR([.B34]=&quot;Sunday&quot;;[.B34]=&quot;Saturday&quot;);0;1)" office:value-type="float" office:value="1" calcext:value-type="float">
            <text:p>1</text:p>
          </table:table-cell>
          <table:table-cell table:formula="of:=IF([.A34]&gt;TODAY();1;0)" office:value-type="float" office:value="1" calcext:value-type="float">
            <text:p>1</text:p>
          </table:table-cell>
          <table:table-cell/>
          <table:table-cell table:style-name="ce20" table:formula="of:=AND([.C34];[.D34];NOT([.E34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03" calcext:value-type="date">
            <text:p>03/09/20</text:p>
          </table:table-cell>
          <table:table-cell table:formula="of:=TEXT(WEEKDAY([.A35]);&quot;dddd&quot;)" office:value-type="string" office:string-value="Thursday" calcext:value-type="string">
            <text:p>Thursday</text:p>
          </table:table-cell>
          <table:table-cell table:formula="of:=IF(OR([.B35]=&quot;Sunday&quot;;[.B35]=&quot;Saturday&quot;);0;1)" office:value-type="float" office:value="1" calcext:value-type="float">
            <text:p>1</text:p>
          </table:table-cell>
          <table:table-cell table:formula="of:=IF([.A35]&gt;TODAY();1;0)" office:value-type="float" office:value="1" calcext:value-type="float">
            <text:p>1</text:p>
          </table:table-cell>
          <table:table-cell/>
          <table:table-cell table:style-name="ce20" table:formula="of:=AND([.C35];[.D35];NOT([.E35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04" calcext:value-type="date">
            <text:p>04/09/20</text:p>
          </table:table-cell>
          <table:table-cell table:formula="of:=TEXT(WEEKDAY([.A36]);&quot;dddd&quot;)" office:value-type="string" office:string-value="Friday" calcext:value-type="string">
            <text:p>Friday</text:p>
          </table:table-cell>
          <table:table-cell table:formula="of:=IF(OR([.B36]=&quot;Sunday&quot;;[.B36]=&quot;Saturday&quot;);0;1)" office:value-type="float" office:value="1" calcext:value-type="float">
            <text:p>1</text:p>
          </table:table-cell>
          <table:table-cell table:formula="of:=IF([.A36]&gt;TODAY();1;0)" office:value-type="float" office:value="1" calcext:value-type="float">
            <text:p>1</text:p>
          </table:table-cell>
          <table:table-cell/>
          <table:table-cell table:style-name="ce20" table:formula="of:=AND([.C36];[.D36];NOT([.E36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05" calcext:value-type="date">
            <text:p>05/09/20</text:p>
          </table:table-cell>
          <table:table-cell table:formula="of:=TEXT(WEEKDAY([.A37]);&quot;dddd&quot;)" office:value-type="string" office:string-value="Saturday" calcext:value-type="string">
            <text:p>Saturday</text:p>
          </table:table-cell>
          <table:table-cell table:formula="of:=IF(OR([.B37]=&quot;Sunday&quot;;[.B37]=&quot;Saturday&quot;);0;1)" office:value-type="float" office:value="0" calcext:value-type="float">
            <text:p>0</text:p>
          </table:table-cell>
          <table:table-cell table:formula="of:=IF([.A37]&gt;TODAY();1;0)" office:value-type="float" office:value="1" calcext:value-type="float">
            <text:p>1</text:p>
          </table:table-cell>
          <table:table-cell/>
          <table:table-cell table:style-name="ce20" table:formula="of:=AND([.C37];[.D37];NOT([.E37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9-06" calcext:value-type="date">
            <text:p>06/09/20</text:p>
          </table:table-cell>
          <table:table-cell table:formula="of:=TEXT(WEEKDAY([.A38]);&quot;dddd&quot;)" office:value-type="string" office:string-value="Sunday" calcext:value-type="string">
            <text:p>Sunday</text:p>
          </table:table-cell>
          <table:table-cell table:formula="of:=IF(OR([.B38]=&quot;Sunday&quot;;[.B38]=&quot;Saturday&quot;);0;1)" office:value-type="float" office:value="0" calcext:value-type="float">
            <text:p>0</text:p>
          </table:table-cell>
          <table:table-cell table:formula="of:=IF([.A38]&gt;TODAY();1;0)" office:value-type="float" office:value="1" calcext:value-type="float">
            <text:p>1</text:p>
          </table:table-cell>
          <table:table-cell/>
          <table:table-cell table:style-name="ce20" table:formula="of:=AND([.C38];[.D38];NOT([.E38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9-07" calcext:value-type="date">
            <text:p>07/09/20</text:p>
          </table:table-cell>
          <table:table-cell table:formula="of:=TEXT(WEEKDAY([.A39]);&quot;dddd&quot;)" office:value-type="string" office:string-value="Monday" calcext:value-type="string">
            <text:p>Monday</text:p>
          </table:table-cell>
          <table:table-cell table:formula="of:=IF(OR([.B39]=&quot;Sunday&quot;;[.B39]=&quot;Saturday&quot;);0;1)" office:value-type="float" office:value="1" calcext:value-type="float">
            <text:p>1</text:p>
          </table:table-cell>
          <table:table-cell table:formula="of:=IF([.A39]&gt;TODAY();1;0)" office:value-type="float" office:value="1" calcext:value-type="float">
            <text:p>1</text:p>
          </table:table-cell>
          <table:table-cell/>
          <table:table-cell table:style-name="ce20" table:formula="of:=AND([.C39];[.D39];NOT([.E39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08" calcext:value-type="date">
            <text:p>08/09/20</text:p>
          </table:table-cell>
          <table:table-cell table:formula="of:=TEXT(WEEKDAY([.A40]);&quot;dddd&quot;)" office:value-type="string" office:string-value="Tuesday" calcext:value-type="string">
            <text:p>Tuesday</text:p>
          </table:table-cell>
          <table:table-cell table:formula="of:=IF(OR([.B40]=&quot;Sunday&quot;;[.B40]=&quot;Saturday&quot;);0;1)" office:value-type="float" office:value="1" calcext:value-type="float">
            <text:p>1</text:p>
          </table:table-cell>
          <table:table-cell table:formula="of:=IF([.A40]&gt;TODAY();1;0)" office:value-type="float" office:value="1" calcext:value-type="float">
            <text:p>1</text:p>
          </table:table-cell>
          <table:table-cell/>
          <table:table-cell table:style-name="ce20" table:formula="of:=AND([.C40];[.D40];NOT([.E40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09" calcext:value-type="date">
            <text:p>09/09/20</text:p>
          </table:table-cell>
          <table:table-cell table:formula="of:=TEXT(WEEKDAY([.A41]);&quot;dddd&quot;)" office:value-type="string" office:string-value="Wednesday" calcext:value-type="string">
            <text:p>Wednesday</text:p>
          </table:table-cell>
          <table:table-cell table:formula="of:=IF(OR([.B41]=&quot;Sunday&quot;;[.B41]=&quot;Saturday&quot;);0;1)" office:value-type="float" office:value="1" calcext:value-type="float">
            <text:p>1</text:p>
          </table:table-cell>
          <table:table-cell table:formula="of:=IF([.A41]&gt;TODAY();1;0)" office:value-type="float" office:value="1" calcext:value-type="float">
            <text:p>1</text:p>
          </table:table-cell>
          <table:table-cell/>
          <table:table-cell table:style-name="ce20" table:formula="of:=AND([.C41];[.D41];NOT([.E41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10" calcext:value-type="date">
            <text:p>10/09/20</text:p>
          </table:table-cell>
          <table:table-cell table:formula="of:=TEXT(WEEKDAY([.A42]);&quot;dddd&quot;)" office:value-type="string" office:string-value="Thursday" calcext:value-type="string">
            <text:p>Thursday</text:p>
          </table:table-cell>
          <table:table-cell table:formula="of:=IF(OR([.B42]=&quot;Sunday&quot;;[.B42]=&quot;Saturday&quot;);0;1)" office:value-type="float" office:value="1" calcext:value-type="float">
            <text:p>1</text:p>
          </table:table-cell>
          <table:table-cell table:formula="of:=IF([.A42]&gt;TODAY();1;0)" office:value-type="float" office:value="1" calcext:value-type="float">
            <text:p>1</text:p>
          </table:table-cell>
          <table:table-cell/>
          <table:table-cell table:style-name="ce20" table:formula="of:=AND([.C42];[.D42];NOT([.E42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11" calcext:value-type="date">
            <text:p>11/09/20</text:p>
          </table:table-cell>
          <table:table-cell table:formula="of:=TEXT(WEEKDAY([.A43]);&quot;dddd&quot;)" office:value-type="string" office:string-value="Friday" calcext:value-type="string">
            <text:p>Friday</text:p>
          </table:table-cell>
          <table:table-cell table:formula="of:=IF(OR([.B43]=&quot;Sunday&quot;;[.B43]=&quot;Saturday&quot;);0;1)" office:value-type="float" office:value="1" calcext:value-type="float">
            <text:p>1</text:p>
          </table:table-cell>
          <table:table-cell table:formula="of:=IF([.A43]&gt;TODAY();1;0)" office:value-type="float" office:value="1" calcext:value-type="float">
            <text:p>1</text:p>
          </table:table-cell>
          <table:table-cell/>
          <table:table-cell table:style-name="ce20" table:formula="of:=AND([.C43];[.D43];NOT([.E43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12" calcext:value-type="date">
            <text:p>12/09/20</text:p>
          </table:table-cell>
          <table:table-cell table:formula="of:=TEXT(WEEKDAY([.A44]);&quot;dddd&quot;)" office:value-type="string" office:string-value="Saturday" calcext:value-type="string">
            <text:p>Saturday</text:p>
          </table:table-cell>
          <table:table-cell table:formula="of:=IF(OR([.B44]=&quot;Sunday&quot;;[.B44]=&quot;Saturday&quot;);0;1)" office:value-type="float" office:value="0" calcext:value-type="float">
            <text:p>0</text:p>
          </table:table-cell>
          <table:table-cell table:formula="of:=IF([.A44]&gt;TODAY();1;0)" office:value-type="float" office:value="1" calcext:value-type="float">
            <text:p>1</text:p>
          </table:table-cell>
          <table:table-cell/>
          <table:table-cell table:style-name="ce20" table:formula="of:=AND([.C44];[.D44];NOT([.E44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9-13" calcext:value-type="date">
            <text:p>13/09/20</text:p>
          </table:table-cell>
          <table:table-cell table:formula="of:=TEXT(WEEKDAY([.A45]);&quot;dddd&quot;)" office:value-type="string" office:string-value="Sunday" calcext:value-type="string">
            <text:p>Sunday</text:p>
          </table:table-cell>
          <table:table-cell table:formula="of:=IF(OR([.B45]=&quot;Sunday&quot;;[.B45]=&quot;Saturday&quot;);0;1)" office:value-type="float" office:value="0" calcext:value-type="float">
            <text:p>0</text:p>
          </table:table-cell>
          <table:table-cell table:formula="of:=IF([.A45]&gt;TODAY();1;0)" office:value-type="float" office:value="1" calcext:value-type="float">
            <text:p>1</text:p>
          </table:table-cell>
          <table:table-cell/>
          <table:table-cell table:style-name="ce20" table:formula="of:=AND([.C45];[.D45];NOT([.E45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9-14" calcext:value-type="date">
            <text:p>14/09/20</text:p>
          </table:table-cell>
          <table:table-cell table:formula="of:=TEXT(WEEKDAY([.A46]);&quot;dddd&quot;)" office:value-type="string" office:string-value="Monday" calcext:value-type="string">
            <text:p>Monday</text:p>
          </table:table-cell>
          <table:table-cell table:formula="of:=IF(OR([.B46]=&quot;Sunday&quot;;[.B46]=&quot;Saturday&quot;);0;1)" office:value-type="float" office:value="1" calcext:value-type="float">
            <text:p>1</text:p>
          </table:table-cell>
          <table:table-cell table:formula="of:=IF([.A46]&gt;TODAY();1;0)" office:value-type="float" office:value="1" calcext:value-type="float">
            <text:p>1</text:p>
          </table:table-cell>
          <table:table-cell/>
          <table:table-cell table:style-name="ce20" table:formula="of:=AND([.C46];[.D46];NOT([.E46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15" calcext:value-type="date">
            <text:p>15/09/20</text:p>
          </table:table-cell>
          <table:table-cell table:formula="of:=TEXT(WEEKDAY([.A47]);&quot;dddd&quot;)" office:value-type="string" office:string-value="Tuesday" calcext:value-type="string">
            <text:p>Tuesday</text:p>
          </table:table-cell>
          <table:table-cell table:formula="of:=IF(OR([.B47]=&quot;Sunday&quot;;[.B47]=&quot;Saturday&quot;);0;1)" office:value-type="float" office:value="1" calcext:value-type="float">
            <text:p>1</text:p>
          </table:table-cell>
          <table:table-cell table:formula="of:=IF([.A47]&gt;TODAY();1;0)" office:value-type="float" office:value="1" calcext:value-type="float">
            <text:p>1</text:p>
          </table:table-cell>
          <table:table-cell/>
          <table:table-cell table:style-name="ce20" table:formula="of:=AND([.C47];[.D47];NOT([.E47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16" calcext:value-type="date">
            <text:p>16/09/20</text:p>
          </table:table-cell>
          <table:table-cell table:formula="of:=TEXT(WEEKDAY([.A48]);&quot;dddd&quot;)" office:value-type="string" office:string-value="Wednesday" calcext:value-type="string">
            <text:p>Wednesday</text:p>
          </table:table-cell>
          <table:table-cell table:formula="of:=IF(OR([.B48]=&quot;Sunday&quot;;[.B48]=&quot;Saturday&quot;);0;1)" office:value-type="float" office:value="1" calcext:value-type="float">
            <text:p>1</text:p>
          </table:table-cell>
          <table:table-cell table:formula="of:=IF([.A48]&gt;TODAY();1;0)" office:value-type="float" office:value="1" calcext:value-type="float">
            <text:p>1</text:p>
          </table:table-cell>
          <table:table-cell/>
          <table:table-cell table:style-name="ce20" table:formula="of:=AND([.C48];[.D48];NOT([.E48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17" calcext:value-type="date">
            <text:p>17/09/20</text:p>
          </table:table-cell>
          <table:table-cell table:formula="of:=TEXT(WEEKDAY([.A49]);&quot;dddd&quot;)" office:value-type="string" office:string-value="Thursday" calcext:value-type="string">
            <text:p>Thursday</text:p>
          </table:table-cell>
          <table:table-cell table:formula="of:=IF(OR([.B49]=&quot;Sunday&quot;;[.B49]=&quot;Saturday&quot;);0;1)" office:value-type="float" office:value="1" calcext:value-type="float">
            <text:p>1</text:p>
          </table:table-cell>
          <table:table-cell table:formula="of:=IF([.A49]&gt;TODAY();1;0)" office:value-type="float" office:value="1" calcext:value-type="float">
            <text:p>1</text:p>
          </table:table-cell>
          <table:table-cell/>
          <table:table-cell table:style-name="ce20" table:formula="of:=AND([.C49];[.D49];NOT([.E49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18" calcext:value-type="date">
            <text:p>18/09/20</text:p>
          </table:table-cell>
          <table:table-cell table:formula="of:=TEXT(WEEKDAY([.A50]);&quot;dddd&quot;)" office:value-type="string" office:string-value="Friday" calcext:value-type="string">
            <text:p>Friday</text:p>
          </table:table-cell>
          <table:table-cell table:formula="of:=IF(OR([.B50]=&quot;Sunday&quot;;[.B50]=&quot;Saturday&quot;);0;1)" office:value-type="float" office:value="1" calcext:value-type="float">
            <text:p>1</text:p>
          </table:table-cell>
          <table:table-cell table:formula="of:=IF([.A50]&gt;TODAY();1;0)" office:value-type="float" office:value="1" calcext:value-type="float">
            <text:p>1</text:p>
          </table:table-cell>
          <table:table-cell/>
          <table:table-cell table:style-name="ce20" table:formula="of:=AND([.C50];[.D50];NOT([.E50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19" calcext:value-type="date">
            <text:p>19/09/20</text:p>
          </table:table-cell>
          <table:table-cell table:formula="of:=TEXT(WEEKDAY([.A51]);&quot;dddd&quot;)" office:value-type="string" office:string-value="Saturday" calcext:value-type="string">
            <text:p>Saturday</text:p>
          </table:table-cell>
          <table:table-cell table:formula="of:=IF(OR([.B51]=&quot;Sunday&quot;;[.B51]=&quot;Saturday&quot;);0;1)" office:value-type="float" office:value="0" calcext:value-type="float">
            <text:p>0</text:p>
          </table:table-cell>
          <table:table-cell table:formula="of:=IF([.A51]&gt;TODAY();1;0)" office:value-type="float" office:value="1" calcext:value-type="float">
            <text:p>1</text:p>
          </table:table-cell>
          <table:table-cell/>
          <table:table-cell table:style-name="ce20" table:formula="of:=AND([.C51];[.D51];NOT([.E51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9-20" calcext:value-type="date">
            <text:p>20/09/20</text:p>
          </table:table-cell>
          <table:table-cell table:formula="of:=TEXT(WEEKDAY([.A52]);&quot;dddd&quot;)" office:value-type="string" office:string-value="Sunday" calcext:value-type="string">
            <text:p>Sunday</text:p>
          </table:table-cell>
          <table:table-cell table:formula="of:=IF(OR([.B52]=&quot;Sunday&quot;;[.B52]=&quot;Saturday&quot;);0;1)" office:value-type="float" office:value="0" calcext:value-type="float">
            <text:p>0</text:p>
          </table:table-cell>
          <table:table-cell table:formula="of:=IF([.A52]&gt;TODAY();1;0)" office:value-type="float" office:value="1" calcext:value-type="float">
            <text:p>1</text:p>
          </table:table-cell>
          <table:table-cell/>
          <table:table-cell table:style-name="ce20" table:formula="of:=AND([.C52];[.D52];NOT([.E52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9-21" calcext:value-type="date">
            <text:p>21/09/20</text:p>
          </table:table-cell>
          <table:table-cell table:formula="of:=TEXT(WEEKDAY([.A53]);&quot;dddd&quot;)" office:value-type="string" office:string-value="Monday" calcext:value-type="string">
            <text:p>Monday</text:p>
          </table:table-cell>
          <table:table-cell table:formula="of:=IF(OR([.B53]=&quot;Sunday&quot;;[.B53]=&quot;Saturday&quot;);0;1)" office:value-type="float" office:value="1" calcext:value-type="float">
            <text:p>1</text:p>
          </table:table-cell>
          <table:table-cell table:formula="of:=IF([.A53]&gt;TODAY();1;0)" office:value-type="float" office:value="1" calcext:value-type="float">
            <text:p>1</text:p>
          </table:table-cell>
          <table:table-cell/>
          <table:table-cell table:style-name="ce20" table:formula="of:=AND([.C53];[.D53];NOT([.E53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22" calcext:value-type="date">
            <text:p>22/09/20</text:p>
          </table:table-cell>
          <table:table-cell table:formula="of:=TEXT(WEEKDAY([.A54]);&quot;dddd&quot;)" office:value-type="string" office:string-value="Tuesday" calcext:value-type="string">
            <text:p>Tuesday</text:p>
          </table:table-cell>
          <table:table-cell table:formula="of:=IF(OR([.B54]=&quot;Sunday&quot;;[.B54]=&quot;Saturday&quot;);0;1)" office:value-type="float" office:value="1" calcext:value-type="float">
            <text:p>1</text:p>
          </table:table-cell>
          <table:table-cell table:formula="of:=IF([.A54]&gt;TODAY();1;0)" office:value-type="float" office:value="1" calcext:value-type="float">
            <text:p>1</text:p>
          </table:table-cell>
          <table:table-cell/>
          <table:table-cell table:style-name="ce20" table:formula="of:=AND([.C54];[.D54];NOT([.E54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23" calcext:value-type="date">
            <text:p>23/09/20</text:p>
          </table:table-cell>
          <table:table-cell table:formula="of:=TEXT(WEEKDAY([.A55]);&quot;dddd&quot;)" office:value-type="string" office:string-value="Wednesday" calcext:value-type="string">
            <text:p>Wednesday</text:p>
          </table:table-cell>
          <table:table-cell table:formula="of:=IF(OR([.B55]=&quot;Sunday&quot;;[.B55]=&quot;Saturday&quot;);0;1)" office:value-type="float" office:value="1" calcext:value-type="float">
            <text:p>1</text:p>
          </table:table-cell>
          <table:table-cell table:formula="of:=IF([.A55]&gt;TODAY();1;0)" office:value-type="float" office:value="1" calcext:value-type="float">
            <text:p>1</text:p>
          </table:table-cell>
          <table:table-cell/>
          <table:table-cell table:style-name="ce20" table:formula="of:=AND([.C55];[.D55];NOT([.E55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24" calcext:value-type="date">
            <text:p>24/09/20</text:p>
          </table:table-cell>
          <table:table-cell table:formula="of:=TEXT(WEEKDAY([.A56]);&quot;dddd&quot;)" office:value-type="string" office:string-value="Thursday" calcext:value-type="string">
            <text:p>Thursday</text:p>
          </table:table-cell>
          <table:table-cell table:formula="of:=IF(OR([.B56]=&quot;Sunday&quot;;[.B56]=&quot;Saturday&quot;);0;1)" office:value-type="float" office:value="1" calcext:value-type="float">
            <text:p>1</text:p>
          </table:table-cell>
          <table:table-cell table:formula="of:=IF([.A56]&gt;TODAY();1;0)" office:value-type="float" office:value="1" calcext:value-type="float">
            <text:p>1</text:p>
          </table:table-cell>
          <table:table-cell/>
          <table:table-cell table:style-name="ce20" table:formula="of:=AND([.C56];[.D56];NOT([.E56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25" calcext:value-type="date">
            <text:p>25/09/20</text:p>
          </table:table-cell>
          <table:table-cell table:formula="of:=TEXT(WEEKDAY([.A57]);&quot;dddd&quot;)" office:value-type="string" office:string-value="Friday" calcext:value-type="string">
            <text:p>Friday</text:p>
          </table:table-cell>
          <table:table-cell table:formula="of:=IF(OR([.B57]=&quot;Sunday&quot;;[.B57]=&quot;Saturday&quot;);0;1)" office:value-type="float" office:value="1" calcext:value-type="float">
            <text:p>1</text:p>
          </table:table-cell>
          <table:table-cell table:formula="of:=IF([.A57]&gt;TODAY();1;0)" office:value-type="float" office:value="1" calcext:value-type="float">
            <text:p>1</text:p>
          </table:table-cell>
          <table:table-cell/>
          <table:table-cell table:style-name="ce20" table:formula="of:=AND([.C57];[.D57];NOT([.E57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26" calcext:value-type="date">
            <text:p>26/09/20</text:p>
          </table:table-cell>
          <table:table-cell table:formula="of:=TEXT(WEEKDAY([.A58]);&quot;dddd&quot;)" office:value-type="string" office:string-value="Saturday" calcext:value-type="string">
            <text:p>Saturday</text:p>
          </table:table-cell>
          <table:table-cell table:formula="of:=IF(OR([.B58]=&quot;Sunday&quot;;[.B58]=&quot;Saturday&quot;);0;1)" office:value-type="float" office:value="0" calcext:value-type="float">
            <text:p>0</text:p>
          </table:table-cell>
          <table:table-cell table:formula="of:=IF([.A58]&gt;TODAY();1;0)" office:value-type="float" office:value="1" calcext:value-type="float">
            <text:p>1</text:p>
          </table:table-cell>
          <table:table-cell/>
          <table:table-cell table:style-name="ce20" table:formula="of:=AND([.C58];[.D58];NOT([.E58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9-27" calcext:value-type="date">
            <text:p>27/09/20</text:p>
          </table:table-cell>
          <table:table-cell table:formula="of:=TEXT(WEEKDAY([.A59]);&quot;dddd&quot;)" office:value-type="string" office:string-value="Sunday" calcext:value-type="string">
            <text:p>Sunday</text:p>
          </table:table-cell>
          <table:table-cell table:formula="of:=IF(OR([.B59]=&quot;Sunday&quot;;[.B59]=&quot;Saturday&quot;);0;1)" office:value-type="float" office:value="0" calcext:value-type="float">
            <text:p>0</text:p>
          </table:table-cell>
          <table:table-cell table:formula="of:=IF([.A59]&gt;TODAY();1;0)" office:value-type="float" office:value="1" calcext:value-type="float">
            <text:p>1</text:p>
          </table:table-cell>
          <table:table-cell/>
          <table:table-cell table:style-name="ce20" table:formula="of:=AND([.C59];[.D59];NOT([.E59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09-28" calcext:value-type="date">
            <text:p>28/09/20</text:p>
          </table:table-cell>
          <table:table-cell table:formula="of:=TEXT(WEEKDAY([.A60]);&quot;dddd&quot;)" office:value-type="string" office:string-value="Monday" calcext:value-type="string">
            <text:p>Monday</text:p>
          </table:table-cell>
          <table:table-cell table:formula="of:=IF(OR([.B60]=&quot;Sunday&quot;;[.B60]=&quot;Saturday&quot;);0;1)" office:value-type="float" office:value="1" calcext:value-type="float">
            <text:p>1</text:p>
          </table:table-cell>
          <table:table-cell table:formula="of:=IF([.A60]&gt;TODAY();1;0)" office:value-type="float" office:value="1" calcext:value-type="float">
            <text:p>1</text:p>
          </table:table-cell>
          <table:table-cell/>
          <table:table-cell table:style-name="ce20" table:formula="of:=AND([.C60];[.D60];NOT([.E60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29" calcext:value-type="date">
            <text:p>29/09/20</text:p>
          </table:table-cell>
          <table:table-cell table:formula="of:=TEXT(WEEKDAY([.A61]);&quot;dddd&quot;)" office:value-type="string" office:string-value="Tuesday" calcext:value-type="string">
            <text:p>Tuesday</text:p>
          </table:table-cell>
          <table:table-cell table:formula="of:=IF(OR([.B61]=&quot;Sunday&quot;;[.B61]=&quot;Saturday&quot;);0;1)" office:value-type="float" office:value="1" calcext:value-type="float">
            <text:p>1</text:p>
          </table:table-cell>
          <table:table-cell table:formula="of:=IF([.A61]&gt;TODAY();1;0)" office:value-type="float" office:value="1" calcext:value-type="float">
            <text:p>1</text:p>
          </table:table-cell>
          <table:table-cell/>
          <table:table-cell table:style-name="ce20" table:formula="of:=AND([.C61];[.D61];NOT([.E61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09-30" calcext:value-type="date">
            <text:p>30/09/20</text:p>
          </table:table-cell>
          <table:table-cell table:formula="of:=TEXT(WEEKDAY([.A62]);&quot;dddd&quot;)" office:value-type="string" office:string-value="Wednesday" calcext:value-type="string">
            <text:p>Wednesday</text:p>
          </table:table-cell>
          <table:table-cell table:formula="of:=IF(OR([.B62]=&quot;Sunday&quot;;[.B62]=&quot;Saturday&quot;);0;1)" office:value-type="float" office:value="1" calcext:value-type="float">
            <text:p>1</text:p>
          </table:table-cell>
          <table:table-cell table:formula="of:=IF([.A62]&gt;TODAY();1;0)" office:value-type="float" office:value="1" calcext:value-type="float">
            <text:p>1</text:p>
          </table:table-cell>
          <table:table-cell/>
          <table:table-cell table:style-name="ce20" table:formula="of:=AND([.C62];[.D62];NOT([.E62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01" calcext:value-type="date">
            <text:p>01/10/20</text:p>
          </table:table-cell>
          <table:table-cell table:formula="of:=TEXT(WEEKDAY([.A63]);&quot;dddd&quot;)" office:value-type="string" office:string-value="Thursday" calcext:value-type="string">
            <text:p>Thursday</text:p>
          </table:table-cell>
          <table:table-cell table:formula="of:=IF(OR([.B63]=&quot;Sunday&quot;;[.B63]=&quot;Saturday&quot;);0;1)" office:value-type="float" office:value="1" calcext:value-type="float">
            <text:p>1</text:p>
          </table:table-cell>
          <table:table-cell table:formula="of:=IF([.A63]&gt;TODAY();1;0)" office:value-type="float" office:value="1" calcext:value-type="float">
            <text:p>1</text:p>
          </table:table-cell>
          <table:table-cell/>
          <table:table-cell table:style-name="ce20" table:formula="of:=AND([.C63];[.D63];NOT([.E63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02" calcext:value-type="date">
            <text:p>02/10/20</text:p>
          </table:table-cell>
          <table:table-cell table:formula="of:=TEXT(WEEKDAY([.A64]);&quot;dddd&quot;)" office:value-type="string" office:string-value="Friday" calcext:value-type="string">
            <text:p>Friday</text:p>
          </table:table-cell>
          <table:table-cell table:formula="of:=IF(OR([.B64]=&quot;Sunday&quot;;[.B64]=&quot;Saturday&quot;);0;1)" office:value-type="float" office:value="1" calcext:value-type="float">
            <text:p>1</text:p>
          </table:table-cell>
          <table:table-cell table:formula="of:=IF([.A64]&gt;TODAY();1;0)" office:value-type="float" office:value="1" calcext:value-type="float">
            <text:p>1</text:p>
          </table:table-cell>
          <table:table-cell/>
          <table:table-cell table:style-name="ce20" table:formula="of:=AND([.C64];[.D64];NOT([.E64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03" calcext:value-type="date">
            <text:p>03/10/20</text:p>
          </table:table-cell>
          <table:table-cell table:formula="of:=TEXT(WEEKDAY([.A65]);&quot;dddd&quot;)" office:value-type="string" office:string-value="Saturday" calcext:value-type="string">
            <text:p>Saturday</text:p>
          </table:table-cell>
          <table:table-cell table:formula="of:=IF(OR([.B65]=&quot;Sunday&quot;;[.B65]=&quot;Saturday&quot;);0;1)" office:value-type="float" office:value="0" calcext:value-type="float">
            <text:p>0</text:p>
          </table:table-cell>
          <table:table-cell table:formula="of:=IF([.A65]&gt;TODAY();1;0)" office:value-type="float" office:value="1" calcext:value-type="float">
            <text:p>1</text:p>
          </table:table-cell>
          <table:table-cell/>
          <table:table-cell table:style-name="ce20" table:formula="of:=AND([.C65];[.D65];NOT([.E65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10-04" calcext:value-type="date">
            <text:p>04/10/20</text:p>
          </table:table-cell>
          <table:table-cell table:formula="of:=TEXT(WEEKDAY([.A66]);&quot;dddd&quot;)" office:value-type="string" office:string-value="Sunday" calcext:value-type="string">
            <text:p>Sunday</text:p>
          </table:table-cell>
          <table:table-cell table:formula="of:=IF(OR([.B66]=&quot;Sunday&quot;;[.B66]=&quot;Saturday&quot;);0;1)" office:value-type="float" office:value="0" calcext:value-type="float">
            <text:p>0</text:p>
          </table:table-cell>
          <table:table-cell table:formula="of:=IF([.A66]&gt;TODAY();1;0)" office:value-type="float" office:value="1" calcext:value-type="float">
            <text:p>1</text:p>
          </table:table-cell>
          <table:table-cell/>
          <table:table-cell table:style-name="ce20" table:formula="of:=AND([.C66];[.D66];NOT([.E66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10-05" calcext:value-type="date">
            <text:p>05/10/20</text:p>
          </table:table-cell>
          <table:table-cell table:formula="of:=TEXT(WEEKDAY([.A67]);&quot;dddd&quot;)" office:value-type="string" office:string-value="Monday" calcext:value-type="string">
            <text:p>Monday</text:p>
          </table:table-cell>
          <table:table-cell table:formula="of:=IF(OR([.B67]=&quot;Sunday&quot;;[.B67]=&quot;Saturday&quot;);0;1)" office:value-type="float" office:value="1" calcext:value-type="float">
            <text:p>1</text:p>
          </table:table-cell>
          <table:table-cell table:formula="of:=IF([.A67]&gt;TODAY();1;0)" office:value-type="float" office:value="1" calcext:value-type="float">
            <text:p>1</text:p>
          </table:table-cell>
          <table:table-cell/>
          <table:table-cell table:style-name="ce20" table:formula="of:=AND([.C67];[.D67];NOT([.E67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06" calcext:value-type="date">
            <text:p>06/10/20</text:p>
          </table:table-cell>
          <table:table-cell table:formula="of:=TEXT(WEEKDAY([.A68]);&quot;dddd&quot;)" office:value-type="string" office:string-value="Tuesday" calcext:value-type="string">
            <text:p>Tuesday</text:p>
          </table:table-cell>
          <table:table-cell table:formula="of:=IF(OR([.B68]=&quot;Sunday&quot;;[.B68]=&quot;Saturday&quot;);0;1)" office:value-type="float" office:value="1" calcext:value-type="float">
            <text:p>1</text:p>
          </table:table-cell>
          <table:table-cell table:formula="of:=IF([.A68]&gt;TODAY();1;0)" office:value-type="float" office:value="1" calcext:value-type="float">
            <text:p>1</text:p>
          </table:table-cell>
          <table:table-cell/>
          <table:table-cell table:style-name="ce20" table:formula="of:=AND([.C68];[.D68];NOT([.E68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07" calcext:value-type="date">
            <text:p>07/10/20</text:p>
          </table:table-cell>
          <table:table-cell table:formula="of:=TEXT(WEEKDAY([.A69]);&quot;dddd&quot;)" office:value-type="string" office:string-value="Wednesday" calcext:value-type="string">
            <text:p>Wednesday</text:p>
          </table:table-cell>
          <table:table-cell table:formula="of:=IF(OR([.B69]=&quot;Sunday&quot;;[.B69]=&quot;Saturday&quot;);0;1)" office:value-type="float" office:value="1" calcext:value-type="float">
            <text:p>1</text:p>
          </table:table-cell>
          <table:table-cell table:formula="of:=IF([.A69]&gt;TODAY();1;0)" office:value-type="float" office:value="1" calcext:value-type="float">
            <text:p>1</text:p>
          </table:table-cell>
          <table:table-cell/>
          <table:table-cell table:style-name="ce20" table:formula="of:=AND([.C69];[.D69];NOT([.E69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08" calcext:value-type="date">
            <text:p>08/10/20</text:p>
          </table:table-cell>
          <table:table-cell table:formula="of:=TEXT(WEEKDAY([.A70]);&quot;dddd&quot;)" office:value-type="string" office:string-value="Thursday" calcext:value-type="string">
            <text:p>Thursday</text:p>
          </table:table-cell>
          <table:table-cell table:formula="of:=IF(OR([.B70]=&quot;Sunday&quot;;[.B70]=&quot;Saturday&quot;);0;1)" office:value-type="float" office:value="1" calcext:value-type="float">
            <text:p>1</text:p>
          </table:table-cell>
          <table:table-cell table:formula="of:=IF([.A70]&gt;TODAY();1;0)" office:value-type="float" office:value="1" calcext:value-type="float">
            <text:p>1</text:p>
          </table:table-cell>
          <table:table-cell/>
          <table:table-cell table:style-name="ce20" table:formula="of:=AND([.C70];[.D70];NOT([.E70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09" calcext:value-type="date">
            <text:p>09/10/20</text:p>
          </table:table-cell>
          <table:table-cell table:formula="of:=TEXT(WEEKDAY([.A71]);&quot;dddd&quot;)" office:value-type="string" office:string-value="Friday" calcext:value-type="string">
            <text:p>Friday</text:p>
          </table:table-cell>
          <table:table-cell table:formula="of:=IF(OR([.B71]=&quot;Sunday&quot;;[.B71]=&quot;Saturday&quot;);0;1)" office:value-type="float" office:value="1" calcext:value-type="float">
            <text:p>1</text:p>
          </table:table-cell>
          <table:table-cell table:formula="of:=IF([.A71]&gt;TODAY();1;0)" office:value-type="float" office:value="1" calcext:value-type="float">
            <text:p>1</text:p>
          </table:table-cell>
          <table:table-cell/>
          <table:table-cell table:style-name="ce20" table:formula="of:=AND([.C71];[.D71];NOT([.E71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10" calcext:value-type="date">
            <text:p>10/10/20</text:p>
          </table:table-cell>
          <table:table-cell table:formula="of:=TEXT(WEEKDAY([.A72]);&quot;dddd&quot;)" office:value-type="string" office:string-value="Saturday" calcext:value-type="string">
            <text:p>Saturday</text:p>
          </table:table-cell>
          <table:table-cell table:formula="of:=IF(OR([.B72]=&quot;Sunday&quot;;[.B72]=&quot;Saturday&quot;);0;1)" office:value-type="float" office:value="0" calcext:value-type="float">
            <text:p>0</text:p>
          </table:table-cell>
          <table:table-cell table:formula="of:=IF([.A72]&gt;TODAY();1;0)" office:value-type="float" office:value="1" calcext:value-type="float">
            <text:p>1</text:p>
          </table:table-cell>
          <table:table-cell/>
          <table:table-cell table:style-name="ce20" table:formula="of:=AND([.C72];[.D72];NOT([.E72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10-11" calcext:value-type="date">
            <text:p>11/10/20</text:p>
          </table:table-cell>
          <table:table-cell table:formula="of:=TEXT(WEEKDAY([.A73]);&quot;dddd&quot;)" office:value-type="string" office:string-value="Sunday" calcext:value-type="string">
            <text:p>Sunday</text:p>
          </table:table-cell>
          <table:table-cell table:formula="of:=IF(OR([.B73]=&quot;Sunday&quot;;[.B73]=&quot;Saturday&quot;);0;1)" office:value-type="float" office:value="0" calcext:value-type="float">
            <text:p>0</text:p>
          </table:table-cell>
          <table:table-cell table:formula="of:=IF([.A73]&gt;TODAY();1;0)" office:value-type="float" office:value="1" calcext:value-type="float">
            <text:p>1</text:p>
          </table:table-cell>
          <table:table-cell/>
          <table:table-cell table:style-name="ce20" table:formula="of:=AND([.C73];[.D73];NOT([.E73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10-12" calcext:value-type="date">
            <text:p>12/10/20</text:p>
          </table:table-cell>
          <table:table-cell table:formula="of:=TEXT(WEEKDAY([.A74]);&quot;dddd&quot;)" office:value-type="string" office:string-value="Monday" calcext:value-type="string">
            <text:p>Monday</text:p>
          </table:table-cell>
          <table:table-cell table:formula="of:=IF(OR([.B74]=&quot;Sunday&quot;;[.B74]=&quot;Saturday&quot;);0;1)" office:value-type="float" office:value="1" calcext:value-type="float">
            <text:p>1</text:p>
          </table:table-cell>
          <table:table-cell table:formula="of:=IF([.A74]&gt;TODAY();1;0)" office:value-type="float" office:value="1" calcext:value-type="float">
            <text:p>1</text:p>
          </table:table-cell>
          <table:table-cell/>
          <table:table-cell table:style-name="ce20" table:formula="of:=AND([.C74];[.D74];NOT([.E74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13" calcext:value-type="date">
            <text:p>13/10/20</text:p>
          </table:table-cell>
          <table:table-cell table:formula="of:=TEXT(WEEKDAY([.A75]);&quot;dddd&quot;)" office:value-type="string" office:string-value="Tuesday" calcext:value-type="string">
            <text:p>Tuesday</text:p>
          </table:table-cell>
          <table:table-cell table:formula="of:=IF(OR([.B75]=&quot;Sunday&quot;;[.B75]=&quot;Saturday&quot;);0;1)" office:value-type="float" office:value="1" calcext:value-type="float">
            <text:p>1</text:p>
          </table:table-cell>
          <table:table-cell table:formula="of:=IF([.A75]&gt;TODAY();1;0)" office:value-type="float" office:value="1" calcext:value-type="float">
            <text:p>1</text:p>
          </table:table-cell>
          <table:table-cell/>
          <table:table-cell table:style-name="ce20" table:formula="of:=AND([.C75];[.D75];NOT([.E75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14" calcext:value-type="date">
            <text:p>14/10/20</text:p>
          </table:table-cell>
          <table:table-cell table:formula="of:=TEXT(WEEKDAY([.A76]);&quot;dddd&quot;)" office:value-type="string" office:string-value="Wednesday" calcext:value-type="string">
            <text:p>Wednesday</text:p>
          </table:table-cell>
          <table:table-cell table:formula="of:=IF(OR([.B76]=&quot;Sunday&quot;;[.B76]=&quot;Saturday&quot;);0;1)" office:value-type="float" office:value="1" calcext:value-type="float">
            <text:p>1</text:p>
          </table:table-cell>
          <table:table-cell table:formula="of:=IF([.A76]&gt;TODAY();1;0)" office:value-type="float" office:value="1" calcext:value-type="float">
            <text:p>1</text:p>
          </table:table-cell>
          <table:table-cell/>
          <table:table-cell table:style-name="ce20" table:formula="of:=AND([.C76];[.D76];NOT([.E76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15" calcext:value-type="date">
            <text:p>15/10/20</text:p>
          </table:table-cell>
          <table:table-cell table:formula="of:=TEXT(WEEKDAY([.A77]);&quot;dddd&quot;)" office:value-type="string" office:string-value="Thursday" calcext:value-type="string">
            <text:p>Thursday</text:p>
          </table:table-cell>
          <table:table-cell table:formula="of:=IF(OR([.B77]=&quot;Sunday&quot;;[.B77]=&quot;Saturday&quot;);0;1)" office:value-type="float" office:value="1" calcext:value-type="float">
            <text:p>1</text:p>
          </table:table-cell>
          <table:table-cell table:formula="of:=IF([.A77]&gt;TODAY();1;0)" office:value-type="float" office:value="1" calcext:value-type="float">
            <text:p>1</text:p>
          </table:table-cell>
          <table:table-cell/>
          <table:table-cell table:style-name="ce20" table:formula="of:=AND([.C77];[.D77];NOT([.E77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16" calcext:value-type="date">
            <text:p>16/10/20</text:p>
          </table:table-cell>
          <table:table-cell table:formula="of:=TEXT(WEEKDAY([.A78]);&quot;dddd&quot;)" office:value-type="string" office:string-value="Friday" calcext:value-type="string">
            <text:p>Friday</text:p>
          </table:table-cell>
          <table:table-cell table:formula="of:=IF(OR([.B78]=&quot;Sunday&quot;;[.B78]=&quot;Saturday&quot;);0;1)" office:value-type="float" office:value="1" calcext:value-type="float">
            <text:p>1</text:p>
          </table:table-cell>
          <table:table-cell table:formula="of:=IF([.A78]&gt;TODAY();1;0)" office:value-type="float" office:value="1" calcext:value-type="float">
            <text:p>1</text:p>
          </table:table-cell>
          <table:table-cell/>
          <table:table-cell table:style-name="ce20" table:formula="of:=AND([.C78];[.D78];NOT([.E78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17" calcext:value-type="date">
            <text:p>17/10/20</text:p>
          </table:table-cell>
          <table:table-cell table:formula="of:=TEXT(WEEKDAY([.A79]);&quot;dddd&quot;)" office:value-type="string" office:string-value="Saturday" calcext:value-type="string">
            <text:p>Saturday</text:p>
          </table:table-cell>
          <table:table-cell table:formula="of:=IF(OR([.B79]=&quot;Sunday&quot;;[.B79]=&quot;Saturday&quot;);0;1)" office:value-type="float" office:value="0" calcext:value-type="float">
            <text:p>0</text:p>
          </table:table-cell>
          <table:table-cell table:formula="of:=IF([.A79]&gt;TODAY();1;0)" office:value-type="float" office:value="1" calcext:value-type="float">
            <text:p>1</text:p>
          </table:table-cell>
          <table:table-cell/>
          <table:table-cell table:style-name="ce20" table:formula="of:=AND([.C79];[.D79];NOT([.E79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10-18" calcext:value-type="date">
            <text:p>18/10/20</text:p>
          </table:table-cell>
          <table:table-cell table:formula="of:=TEXT(WEEKDAY([.A80]);&quot;dddd&quot;)" office:value-type="string" office:string-value="Sunday" calcext:value-type="string">
            <text:p>Sunday</text:p>
          </table:table-cell>
          <table:table-cell table:formula="of:=IF(OR([.B80]=&quot;Sunday&quot;;[.B80]=&quot;Saturday&quot;);0;1)" office:value-type="float" office:value="0" calcext:value-type="float">
            <text:p>0</text:p>
          </table:table-cell>
          <table:table-cell table:formula="of:=IF([.A80]&gt;TODAY();1;0)" office:value-type="float" office:value="1" calcext:value-type="float">
            <text:p>1</text:p>
          </table:table-cell>
          <table:table-cell/>
          <table:table-cell table:style-name="ce20" table:formula="of:=AND([.C80];[.D80];NOT([.E80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10-19" calcext:value-type="date">
            <text:p>19/10/20</text:p>
          </table:table-cell>
          <table:table-cell table:formula="of:=TEXT(WEEKDAY([.A81]);&quot;dddd&quot;)" office:value-type="string" office:string-value="Monday" calcext:value-type="string">
            <text:p>Monday</text:p>
          </table:table-cell>
          <table:table-cell table:formula="of:=IF(OR([.B81]=&quot;Sunday&quot;;[.B81]=&quot;Saturday&quot;);0;1)" office:value-type="float" office:value="1" calcext:value-type="float">
            <text:p>1</text:p>
          </table:table-cell>
          <table:table-cell table:formula="of:=IF([.A81]&gt;TODAY();1;0)" office:value-type="float" office:value="1" calcext:value-type="float">
            <text:p>1</text:p>
          </table:table-cell>
          <table:table-cell/>
          <table:table-cell table:style-name="ce20" table:formula="of:=AND([.C81];[.D81];NOT([.E81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20" calcext:value-type="date">
            <text:p>20/10/20</text:p>
          </table:table-cell>
          <table:table-cell table:formula="of:=TEXT(WEEKDAY([.A82]);&quot;dddd&quot;)" office:value-type="string" office:string-value="Tuesday" calcext:value-type="string">
            <text:p>Tuesday</text:p>
          </table:table-cell>
          <table:table-cell table:formula="of:=IF(OR([.B82]=&quot;Sunday&quot;;[.B82]=&quot;Saturday&quot;);0;1)" office:value-type="float" office:value="1" calcext:value-type="float">
            <text:p>1</text:p>
          </table:table-cell>
          <table:table-cell table:formula="of:=IF([.A82]&gt;TODAY();1;0)" office:value-type="float" office:value="1" calcext:value-type="float">
            <text:p>1</text:p>
          </table:table-cell>
          <table:table-cell/>
          <table:table-cell table:style-name="ce20" table:formula="of:=AND([.C82];[.D82];NOT([.E82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21" calcext:value-type="date">
            <text:p>21/10/20</text:p>
          </table:table-cell>
          <table:table-cell table:formula="of:=TEXT(WEEKDAY([.A83]);&quot;dddd&quot;)" office:value-type="string" office:string-value="Wednesday" calcext:value-type="string">
            <text:p>Wednesday</text:p>
          </table:table-cell>
          <table:table-cell table:formula="of:=IF(OR([.B83]=&quot;Sunday&quot;;[.B83]=&quot;Saturday&quot;);0;1)" office:value-type="float" office:value="1" calcext:value-type="float">
            <text:p>1</text:p>
          </table:table-cell>
          <table:table-cell table:formula="of:=IF([.A83]&gt;TODAY();1;0)" office:value-type="float" office:value="1" calcext:value-type="float">
            <text:p>1</text:p>
          </table:table-cell>
          <table:table-cell/>
          <table:table-cell table:style-name="ce20" table:formula="of:=AND([.C83];[.D83];NOT([.E83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22" calcext:value-type="date">
            <text:p>22/10/20</text:p>
          </table:table-cell>
          <table:table-cell table:formula="of:=TEXT(WEEKDAY([.A84]);&quot;dddd&quot;)" office:value-type="string" office:string-value="Thursday" calcext:value-type="string">
            <text:p>Thursday</text:p>
          </table:table-cell>
          <table:table-cell table:formula="of:=IF(OR([.B84]=&quot;Sunday&quot;;[.B84]=&quot;Saturday&quot;);0;1)" office:value-type="float" office:value="1" calcext:value-type="float">
            <text:p>1</text:p>
          </table:table-cell>
          <table:table-cell table:formula="of:=IF([.A84]&gt;TODAY();1;0)" office:value-type="float" office:value="1" calcext:value-type="float">
            <text:p>1</text:p>
          </table:table-cell>
          <table:table-cell/>
          <table:table-cell table:style-name="ce20" table:formula="of:=AND([.C84];[.D84];NOT([.E84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23" calcext:value-type="date">
            <text:p>23/10/20</text:p>
          </table:table-cell>
          <table:table-cell table:formula="of:=TEXT(WEEKDAY([.A85]);&quot;dddd&quot;)" office:value-type="string" office:string-value="Friday" calcext:value-type="string">
            <text:p>Friday</text:p>
          </table:table-cell>
          <table:table-cell table:formula="of:=IF(OR([.B85]=&quot;Sunday&quot;;[.B85]=&quot;Saturday&quot;);0;1)" office:value-type="float" office:value="1" calcext:value-type="float">
            <text:p>1</text:p>
          </table:table-cell>
          <table:table-cell table:formula="of:=IF([.A85]&gt;TODAY();1;0)" office:value-type="float" office:value="1" calcext:value-type="float">
            <text:p>1</text:p>
          </table:table-cell>
          <table:table-cell/>
          <table:table-cell table:style-name="ce20" table:formula="of:=AND([.C85];[.D85];NOT([.E85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24" calcext:value-type="date">
            <text:p>24/10/20</text:p>
          </table:table-cell>
          <table:table-cell table:formula="of:=TEXT(WEEKDAY([.A86]);&quot;dddd&quot;)" office:value-type="string" office:string-value="Saturday" calcext:value-type="string">
            <text:p>Saturday</text:p>
          </table:table-cell>
          <table:table-cell table:formula="of:=IF(OR([.B86]=&quot;Sunday&quot;;[.B86]=&quot;Saturday&quot;);0;1)" office:value-type="float" office:value="0" calcext:value-type="float">
            <text:p>0</text:p>
          </table:table-cell>
          <table:table-cell table:formula="of:=IF([.A86]&gt;TODAY();1;0)" office:value-type="float" office:value="1" calcext:value-type="float">
            <text:p>1</text:p>
          </table:table-cell>
          <table:table-cell/>
          <table:table-cell table:style-name="ce20" table:formula="of:=AND([.C86];[.D86];NOT([.E86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10-25" calcext:value-type="date">
            <text:p>25/10/20</text:p>
          </table:table-cell>
          <table:table-cell table:formula="of:=TEXT(WEEKDAY([.A87]);&quot;dddd&quot;)" office:value-type="string" office:string-value="Sunday" calcext:value-type="string">
            <text:p>Sunday</text:p>
          </table:table-cell>
          <table:table-cell table:formula="of:=IF(OR([.B87]=&quot;Sunday&quot;;[.B87]=&quot;Saturday&quot;);0;1)" office:value-type="float" office:value="0" calcext:value-type="float">
            <text:p>0</text:p>
          </table:table-cell>
          <table:table-cell table:formula="of:=IF([.A87]&gt;TODAY();1;0)" office:value-type="float" office:value="1" calcext:value-type="float">
            <text:p>1</text:p>
          </table:table-cell>
          <table:table-cell/>
          <table:table-cell table:style-name="ce20" table:formula="of:=AND([.C87];[.D87];NOT([.E87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10-26" calcext:value-type="date">
            <text:p>26/10/20</text:p>
          </table:table-cell>
          <table:table-cell table:formula="of:=TEXT(WEEKDAY([.A88]);&quot;dddd&quot;)" office:value-type="string" office:string-value="Monday" calcext:value-type="string">
            <text:p>Monday</text:p>
          </table:table-cell>
          <table:table-cell table:formula="of:=IF(OR([.B88]=&quot;Sunday&quot;;[.B88]=&quot;Saturday&quot;);0;1)" office:value-type="float" office:value="1" calcext:value-type="float">
            <text:p>1</text:p>
          </table:table-cell>
          <table:table-cell table:formula="of:=IF([.A88]&gt;TODAY();1;0)" office:value-type="float" office:value="1" calcext:value-type="float">
            <text:p>1</text:p>
          </table:table-cell>
          <table:table-cell/>
          <table:table-cell table:style-name="ce20" table:formula="of:=AND([.C88];[.D88];NOT([.E88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27" calcext:value-type="date">
            <text:p>27/10/20</text:p>
          </table:table-cell>
          <table:table-cell table:formula="of:=TEXT(WEEKDAY([.A89]);&quot;dddd&quot;)" office:value-type="string" office:string-value="Tuesday" calcext:value-type="string">
            <text:p>Tuesday</text:p>
          </table:table-cell>
          <table:table-cell table:formula="of:=IF(OR([.B89]=&quot;Sunday&quot;;[.B89]=&quot;Saturday&quot;);0;1)" office:value-type="float" office:value="1" calcext:value-type="float">
            <text:p>1</text:p>
          </table:table-cell>
          <table:table-cell table:formula="of:=IF([.A89]&gt;TODAY();1;0)" office:value-type="float" office:value="1" calcext:value-type="float">
            <text:p>1</text:p>
          </table:table-cell>
          <table:table-cell/>
          <table:table-cell table:style-name="ce20" table:formula="of:=AND([.C89];[.D89];NOT([.E89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28" calcext:value-type="date">
            <text:p>28/10/20</text:p>
          </table:table-cell>
          <table:table-cell table:formula="of:=TEXT(WEEKDAY([.A90]);&quot;dddd&quot;)" office:value-type="string" office:string-value="Wednesday" calcext:value-type="string">
            <text:p>Wednesday</text:p>
          </table:table-cell>
          <table:table-cell table:formula="of:=IF(OR([.B90]=&quot;Sunday&quot;;[.B90]=&quot;Saturday&quot;);0;1)" office:value-type="float" office:value="1" calcext:value-type="float">
            <text:p>1</text:p>
          </table:table-cell>
          <table:table-cell table:formula="of:=IF([.A90]&gt;TODAY();1;0)" office:value-type="float" office:value="1" calcext:value-type="float">
            <text:p>1</text:p>
          </table:table-cell>
          <table:table-cell/>
          <table:table-cell table:style-name="ce20" table:formula="of:=AND([.C90];[.D90];NOT([.E90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29" calcext:value-type="date">
            <text:p>29/10/20</text:p>
          </table:table-cell>
          <table:table-cell table:formula="of:=TEXT(WEEKDAY([.A91]);&quot;dddd&quot;)" office:value-type="string" office:string-value="Thursday" calcext:value-type="string">
            <text:p>Thursday</text:p>
          </table:table-cell>
          <table:table-cell table:formula="of:=IF(OR([.B91]=&quot;Sunday&quot;;[.B91]=&quot;Saturday&quot;);0;1)" office:value-type="float" office:value="1" calcext:value-type="float">
            <text:p>1</text:p>
          </table:table-cell>
          <table:table-cell table:formula="of:=IF([.A91]&gt;TODAY();1;0)" office:value-type="float" office:value="1" calcext:value-type="float">
            <text:p>1</text:p>
          </table:table-cell>
          <table:table-cell/>
          <table:table-cell table:style-name="ce20" table:formula="of:=AND([.C91];[.D91];NOT([.E91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30" calcext:value-type="date">
            <text:p>30/10/20</text:p>
          </table:table-cell>
          <table:table-cell table:formula="of:=TEXT(WEEKDAY([.A92]);&quot;dddd&quot;)" office:value-type="string" office:string-value="Friday" calcext:value-type="string">
            <text:p>Friday</text:p>
          </table:table-cell>
          <table:table-cell table:formula="of:=IF(OR([.B92]=&quot;Sunday&quot;;[.B92]=&quot;Saturday&quot;);0;1)" office:value-type="float" office:value="1" calcext:value-type="float">
            <text:p>1</text:p>
          </table:table-cell>
          <table:table-cell table:formula="of:=IF([.A92]&gt;TODAY();1;0)" office:value-type="float" office:value="1" calcext:value-type="float">
            <text:p>1</text:p>
          </table:table-cell>
          <table:table-cell/>
          <table:table-cell table:style-name="ce20" table:formula="of:=AND([.C92];[.D92];NOT([.E92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0-31" calcext:value-type="date">
            <text:p>31/10/20</text:p>
          </table:table-cell>
          <table:table-cell table:formula="of:=TEXT(WEEKDAY([.A93]);&quot;dddd&quot;)" office:value-type="string" office:string-value="Saturday" calcext:value-type="string">
            <text:p>Saturday</text:p>
          </table:table-cell>
          <table:table-cell table:formula="of:=IF(OR([.B93]=&quot;Sunday&quot;;[.B93]=&quot;Saturday&quot;);0;1)" office:value-type="float" office:value="0" calcext:value-type="float">
            <text:p>0</text:p>
          </table:table-cell>
          <table:table-cell table:formula="of:=IF([.A93]&gt;TODAY();1;0)" office:value-type="float" office:value="1" calcext:value-type="float">
            <text:p>1</text:p>
          </table:table-cell>
          <table:table-cell/>
          <table:table-cell table:style-name="ce20" table:formula="of:=AND([.C93];[.D93];NOT([.E93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11-01" calcext:value-type="date">
            <text:p>01/11/20</text:p>
          </table:table-cell>
          <table:table-cell table:formula="of:=TEXT(WEEKDAY([.A94]);&quot;dddd&quot;)" office:value-type="string" office:string-value="Sunday" calcext:value-type="string">
            <text:p>Sunday</text:p>
          </table:table-cell>
          <table:table-cell table:formula="of:=IF(OR([.B94]=&quot;Sunday&quot;;[.B94]=&quot;Saturday&quot;);0;1)" office:value-type="float" office:value="0" calcext:value-type="float">
            <text:p>0</text:p>
          </table:table-cell>
          <table:table-cell table:formula="of:=IF([.A94]&gt;TODAY();1;0)" office:value-type="float" office:value="1" calcext:value-type="float">
            <text:p>1</text:p>
          </table:table-cell>
          <table:table-cell/>
          <table:table-cell table:style-name="ce20" table:formula="of:=AND([.C94];[.D94];NOT([.E94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11-02" calcext:value-type="date">
            <text:p>02/11/20</text:p>
          </table:table-cell>
          <table:table-cell table:formula="of:=TEXT(WEEKDAY([.A95]);&quot;dddd&quot;)" office:value-type="string" office:string-value="Monday" calcext:value-type="string">
            <text:p>Monday</text:p>
          </table:table-cell>
          <table:table-cell table:formula="of:=IF(OR([.B95]=&quot;Sunday&quot;;[.B95]=&quot;Saturday&quot;);0;1)" office:value-type="float" office:value="1" calcext:value-type="float">
            <text:p>1</text:p>
          </table:table-cell>
          <table:table-cell table:formula="of:=IF([.A95]&gt;TODAY();1;0)" office:value-type="float" office:value="1" calcext:value-type="float">
            <text:p>1</text:p>
          </table:table-cell>
          <table:table-cell/>
          <table:table-cell table:style-name="ce20" table:formula="of:=AND([.C95];[.D95];NOT([.E95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03" calcext:value-type="date">
            <text:p>03/11/20</text:p>
          </table:table-cell>
          <table:table-cell table:formula="of:=TEXT(WEEKDAY([.A96]);&quot;dddd&quot;)" office:value-type="string" office:string-value="Tuesday" calcext:value-type="string">
            <text:p>Tuesday</text:p>
          </table:table-cell>
          <table:table-cell table:formula="of:=IF(OR([.B96]=&quot;Sunday&quot;;[.B96]=&quot;Saturday&quot;);0;1)" office:value-type="float" office:value="1" calcext:value-type="float">
            <text:p>1</text:p>
          </table:table-cell>
          <table:table-cell table:formula="of:=IF([.A96]&gt;TODAY();1;0)" office:value-type="float" office:value="1" calcext:value-type="float">
            <text:p>1</text:p>
          </table:table-cell>
          <table:table-cell/>
          <table:table-cell table:style-name="ce20" table:formula="of:=AND([.C96];[.D96];NOT([.E96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04" calcext:value-type="date">
            <text:p>04/11/20</text:p>
          </table:table-cell>
          <table:table-cell table:formula="of:=TEXT(WEEKDAY([.A97]);&quot;dddd&quot;)" office:value-type="string" office:string-value="Wednesday" calcext:value-type="string">
            <text:p>Wednesday</text:p>
          </table:table-cell>
          <table:table-cell table:formula="of:=IF(OR([.B97]=&quot;Sunday&quot;;[.B97]=&quot;Saturday&quot;);0;1)" office:value-type="float" office:value="1" calcext:value-type="float">
            <text:p>1</text:p>
          </table:table-cell>
          <table:table-cell table:formula="of:=IF([.A97]&gt;TODAY();1;0)" office:value-type="float" office:value="1" calcext:value-type="float">
            <text:p>1</text:p>
          </table:table-cell>
          <table:table-cell/>
          <table:table-cell table:style-name="ce20" table:formula="of:=AND([.C97];[.D97];NOT([.E97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05" calcext:value-type="date">
            <text:p>05/11/20</text:p>
          </table:table-cell>
          <table:table-cell table:formula="of:=TEXT(WEEKDAY([.A98]);&quot;dddd&quot;)" office:value-type="string" office:string-value="Thursday" calcext:value-type="string">
            <text:p>Thursday</text:p>
          </table:table-cell>
          <table:table-cell table:formula="of:=IF(OR([.B98]=&quot;Sunday&quot;;[.B98]=&quot;Saturday&quot;);0;1)" office:value-type="float" office:value="1" calcext:value-type="float">
            <text:p>1</text:p>
          </table:table-cell>
          <table:table-cell table:formula="of:=IF([.A98]&gt;TODAY();1;0)" office:value-type="float" office:value="1" calcext:value-type="float">
            <text:p>1</text:p>
          </table:table-cell>
          <table:table-cell/>
          <table:table-cell table:style-name="ce20" table:formula="of:=AND([.C98];[.D98];NOT([.E98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06" calcext:value-type="date">
            <text:p>06/11/20</text:p>
          </table:table-cell>
          <table:table-cell table:formula="of:=TEXT(WEEKDAY([.A99]);&quot;dddd&quot;)" office:value-type="string" office:string-value="Friday" calcext:value-type="string">
            <text:p>Friday</text:p>
          </table:table-cell>
          <table:table-cell table:formula="of:=IF(OR([.B99]=&quot;Sunday&quot;;[.B99]=&quot;Saturday&quot;);0;1)" office:value-type="float" office:value="1" calcext:value-type="float">
            <text:p>1</text:p>
          </table:table-cell>
          <table:table-cell table:formula="of:=IF([.A99]&gt;TODAY();1;0)" office:value-type="float" office:value="1" calcext:value-type="float">
            <text:p>1</text:p>
          </table:table-cell>
          <table:table-cell/>
          <table:table-cell table:style-name="ce20" table:formula="of:=AND([.C99];[.D99];NOT([.E99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07" calcext:value-type="date">
            <text:p>07/11/20</text:p>
          </table:table-cell>
          <table:table-cell table:formula="of:=TEXT(WEEKDAY([.A100]);&quot;dddd&quot;)" office:value-type="string" office:string-value="Saturday" calcext:value-type="string">
            <text:p>Saturday</text:p>
          </table:table-cell>
          <table:table-cell table:formula="of:=IF(OR([.B100]=&quot;Sunday&quot;;[.B100]=&quot;Saturday&quot;);0;1)" office:value-type="float" office:value="0" calcext:value-type="float">
            <text:p>0</text:p>
          </table:table-cell>
          <table:table-cell table:formula="of:=IF([.A100]&gt;TODAY();1;0)" office:value-type="float" office:value="1" calcext:value-type="float">
            <text:p>1</text:p>
          </table:table-cell>
          <table:table-cell/>
          <table:table-cell table:style-name="ce20" table:formula="of:=AND([.C100];[.D100];NOT([.E100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11-08" calcext:value-type="date">
            <text:p>08/11/20</text:p>
          </table:table-cell>
          <table:table-cell table:formula="of:=TEXT(WEEKDAY([.A101]);&quot;dddd&quot;)" office:value-type="string" office:string-value="Sunday" calcext:value-type="string">
            <text:p>Sunday</text:p>
          </table:table-cell>
          <table:table-cell table:formula="of:=IF(OR([.B101]=&quot;Sunday&quot;;[.B101]=&quot;Saturday&quot;);0;1)" office:value-type="float" office:value="0" calcext:value-type="float">
            <text:p>0</text:p>
          </table:table-cell>
          <table:table-cell table:formula="of:=IF([.A101]&gt;TODAY();1;0)" office:value-type="float" office:value="1" calcext:value-type="float">
            <text:p>1</text:p>
          </table:table-cell>
          <table:table-cell/>
          <table:table-cell table:style-name="ce20" table:formula="of:=AND([.C101];[.D101];NOT([.E101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11-09" calcext:value-type="date">
            <text:p>09/11/20</text:p>
          </table:table-cell>
          <table:table-cell table:formula="of:=TEXT(WEEKDAY([.A102]);&quot;dddd&quot;)" office:value-type="string" office:string-value="Monday" calcext:value-type="string">
            <text:p>Monday</text:p>
          </table:table-cell>
          <table:table-cell table:formula="of:=IF(OR([.B102]=&quot;Sunday&quot;;[.B102]=&quot;Saturday&quot;);0;1)" office:value-type="float" office:value="1" calcext:value-type="float">
            <text:p>1</text:p>
          </table:table-cell>
          <table:table-cell table:formula="of:=IF([.A102]&gt;TODAY();1;0)" office:value-type="float" office:value="1" calcext:value-type="float">
            <text:p>1</text:p>
          </table:table-cell>
          <table:table-cell/>
          <table:table-cell table:style-name="ce20" table:formula="of:=AND([.C102];[.D102];NOT([.E102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10" calcext:value-type="date">
            <text:p>10/11/20</text:p>
          </table:table-cell>
          <table:table-cell table:formula="of:=TEXT(WEEKDAY([.A103]);&quot;dddd&quot;)" office:value-type="string" office:string-value="Tuesday" calcext:value-type="string">
            <text:p>Tuesday</text:p>
          </table:table-cell>
          <table:table-cell table:formula="of:=IF(OR([.B103]=&quot;Sunday&quot;;[.B103]=&quot;Saturday&quot;);0;1)" office:value-type="float" office:value="1" calcext:value-type="float">
            <text:p>1</text:p>
          </table:table-cell>
          <table:table-cell table:formula="of:=IF([.A103]&gt;TODAY();1;0)" office:value-type="float" office:value="1" calcext:value-type="float">
            <text:p>1</text:p>
          </table:table-cell>
          <table:table-cell/>
          <table:table-cell table:style-name="ce20" table:formula="of:=AND([.C103];[.D103];NOT([.E103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11" calcext:value-type="date">
            <text:p>11/11/20</text:p>
          </table:table-cell>
          <table:table-cell table:formula="of:=TEXT(WEEKDAY([.A104]);&quot;dddd&quot;)" office:value-type="string" office:string-value="Wednesday" calcext:value-type="string">
            <text:p>Wednesday</text:p>
          </table:table-cell>
          <table:table-cell table:formula="of:=IF(OR([.B104]=&quot;Sunday&quot;;[.B104]=&quot;Saturday&quot;);0;1)" office:value-type="float" office:value="1" calcext:value-type="float">
            <text:p>1</text:p>
          </table:table-cell>
          <table:table-cell table:formula="of:=IF([.A104]&gt;TODAY();1;0)" office:value-type="float" office:value="1" calcext:value-type="float">
            <text:p>1</text:p>
          </table:table-cell>
          <table:table-cell/>
          <table:table-cell table:style-name="ce20" table:formula="of:=AND([.C104];[.D104];NOT([.E104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12" calcext:value-type="date">
            <text:p>12/11/20</text:p>
          </table:table-cell>
          <table:table-cell table:formula="of:=TEXT(WEEKDAY([.A105]);&quot;dddd&quot;)" office:value-type="string" office:string-value="Thursday" calcext:value-type="string">
            <text:p>Thursday</text:p>
          </table:table-cell>
          <table:table-cell table:formula="of:=IF(OR([.B105]=&quot;Sunday&quot;;[.B105]=&quot;Saturday&quot;);0;1)" office:value-type="float" office:value="1" calcext:value-type="float">
            <text:p>1</text:p>
          </table:table-cell>
          <table:table-cell table:formula="of:=IF([.A105]&gt;TODAY();1;0)" office:value-type="float" office:value="1" calcext:value-type="float">
            <text:p>1</text:p>
          </table:table-cell>
          <table:table-cell/>
          <table:table-cell table:style-name="ce20" table:formula="of:=AND([.C105];[.D105];NOT([.E105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13" calcext:value-type="date">
            <text:p>13/11/20</text:p>
          </table:table-cell>
          <table:table-cell table:formula="of:=TEXT(WEEKDAY([.A106]);&quot;dddd&quot;)" office:value-type="string" office:string-value="Friday" calcext:value-type="string">
            <text:p>Friday</text:p>
          </table:table-cell>
          <table:table-cell table:formula="of:=IF(OR([.B106]=&quot;Sunday&quot;;[.B106]=&quot;Saturday&quot;);0;1)" office:value-type="float" office:value="1" calcext:value-type="float">
            <text:p>1</text:p>
          </table:table-cell>
          <table:table-cell table:formula="of:=IF([.A106]&gt;TODAY();1;0)" office:value-type="float" office:value="1" calcext:value-type="float">
            <text:p>1</text:p>
          </table:table-cell>
          <table:table-cell/>
          <table:table-cell table:style-name="ce20" table:formula="of:=AND([.C106];[.D106];NOT([.E106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14" calcext:value-type="date">
            <text:p>14/11/20</text:p>
          </table:table-cell>
          <table:table-cell table:formula="of:=TEXT(WEEKDAY([.A107]);&quot;dddd&quot;)" office:value-type="string" office:string-value="Saturday" calcext:value-type="string">
            <text:p>Saturday</text:p>
          </table:table-cell>
          <table:table-cell table:formula="of:=IF(OR([.B107]=&quot;Sunday&quot;;[.B107]=&quot;Saturday&quot;);0;1)" office:value-type="float" office:value="0" calcext:value-type="float">
            <text:p>0</text:p>
          </table:table-cell>
          <table:table-cell table:formula="of:=IF([.A107]&gt;TODAY();1;0)" office:value-type="float" office:value="1" calcext:value-type="float">
            <text:p>1</text:p>
          </table:table-cell>
          <table:table-cell/>
          <table:table-cell table:style-name="ce20" table:formula="of:=AND([.C107];[.D107];NOT([.E107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11-15" calcext:value-type="date">
            <text:p>15/11/20</text:p>
          </table:table-cell>
          <table:table-cell table:formula="of:=TEXT(WEEKDAY([.A108]);&quot;dddd&quot;)" office:value-type="string" office:string-value="Sunday" calcext:value-type="string">
            <text:p>Sunday</text:p>
          </table:table-cell>
          <table:table-cell table:formula="of:=IF(OR([.B108]=&quot;Sunday&quot;;[.B108]=&quot;Saturday&quot;);0;1)" office:value-type="float" office:value="0" calcext:value-type="float">
            <text:p>0</text:p>
          </table:table-cell>
          <table:table-cell table:formula="of:=IF([.A108]&gt;TODAY();1;0)" office:value-type="float" office:value="1" calcext:value-type="float">
            <text:p>1</text:p>
          </table:table-cell>
          <table:table-cell/>
          <table:table-cell table:style-name="ce20" table:formula="of:=AND([.C108];[.D108];NOT([.E108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11-16" calcext:value-type="date">
            <text:p>16/11/20</text:p>
          </table:table-cell>
          <table:table-cell table:formula="of:=TEXT(WEEKDAY([.A109]);&quot;dddd&quot;)" office:value-type="string" office:string-value="Monday" calcext:value-type="string">
            <text:p>Monday</text:p>
          </table:table-cell>
          <table:table-cell table:formula="of:=IF(OR([.B109]=&quot;Sunday&quot;;[.B109]=&quot;Saturday&quot;);0;1)" office:value-type="float" office:value="1" calcext:value-type="float">
            <text:p>1</text:p>
          </table:table-cell>
          <table:table-cell table:formula="of:=IF([.A109]&gt;TODAY();1;0)" office:value-type="float" office:value="1" calcext:value-type="float">
            <text:p>1</text:p>
          </table:table-cell>
          <table:table-cell/>
          <table:table-cell table:style-name="ce20" table:formula="of:=AND([.C109];[.D109];NOT([.E109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17" calcext:value-type="date">
            <text:p>17/11/20</text:p>
          </table:table-cell>
          <table:table-cell table:formula="of:=TEXT(WEEKDAY([.A110]);&quot;dddd&quot;)" office:value-type="string" office:string-value="Tuesday" calcext:value-type="string">
            <text:p>Tuesday</text:p>
          </table:table-cell>
          <table:table-cell table:formula="of:=IF(OR([.B110]=&quot;Sunday&quot;;[.B110]=&quot;Saturday&quot;);0;1)" office:value-type="float" office:value="1" calcext:value-type="float">
            <text:p>1</text:p>
          </table:table-cell>
          <table:table-cell table:formula="of:=IF([.A110]&gt;TODAY();1;0)" office:value-type="float" office:value="1" calcext:value-type="float">
            <text:p>1</text:p>
          </table:table-cell>
          <table:table-cell/>
          <table:table-cell table:style-name="ce20" table:formula="of:=AND([.C110];[.D110];NOT([.E110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18" calcext:value-type="date">
            <text:p>18/11/20</text:p>
          </table:table-cell>
          <table:table-cell table:formula="of:=TEXT(WEEKDAY([.A111]);&quot;dddd&quot;)" office:value-type="string" office:string-value="Wednesday" calcext:value-type="string">
            <text:p>Wednesday</text:p>
          </table:table-cell>
          <table:table-cell table:formula="of:=IF(OR([.B111]=&quot;Sunday&quot;;[.B111]=&quot;Saturday&quot;);0;1)" office:value-type="float" office:value="1" calcext:value-type="float">
            <text:p>1</text:p>
          </table:table-cell>
          <table:table-cell table:formula="of:=IF([.A111]&gt;TODAY();1;0)" office:value-type="float" office:value="1" calcext:value-type="float">
            <text:p>1</text:p>
          </table:table-cell>
          <table:table-cell/>
          <table:table-cell table:style-name="ce20" table:formula="of:=AND([.C111];[.D111];NOT([.E111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19" calcext:value-type="date">
            <text:p>19/11/20</text:p>
          </table:table-cell>
          <table:table-cell table:formula="of:=TEXT(WEEKDAY([.A112]);&quot;dddd&quot;)" office:value-type="string" office:string-value="Thursday" calcext:value-type="string">
            <text:p>Thursday</text:p>
          </table:table-cell>
          <table:table-cell table:formula="of:=IF(OR([.B112]=&quot;Sunday&quot;;[.B112]=&quot;Saturday&quot;);0;1)" office:value-type="float" office:value="1" calcext:value-type="float">
            <text:p>1</text:p>
          </table:table-cell>
          <table:table-cell table:formula="of:=IF([.A112]&gt;TODAY();1;0)" office:value-type="float" office:value="1" calcext:value-type="float">
            <text:p>1</text:p>
          </table:table-cell>
          <table:table-cell/>
          <table:table-cell table:style-name="ce20" table:formula="of:=AND([.C112];[.D112];NOT([.E112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20" calcext:value-type="date">
            <text:p>20/11/20</text:p>
          </table:table-cell>
          <table:table-cell table:formula="of:=TEXT(WEEKDAY([.A113]);&quot;dddd&quot;)" office:value-type="string" office:string-value="Friday" calcext:value-type="string">
            <text:p>Friday</text:p>
          </table:table-cell>
          <table:table-cell table:formula="of:=IF(OR([.B113]=&quot;Sunday&quot;;[.B113]=&quot;Saturday&quot;);0;1)" office:value-type="float" office:value="1" calcext:value-type="float">
            <text:p>1</text:p>
          </table:table-cell>
          <table:table-cell table:formula="of:=IF([.A113]&gt;TODAY();1;0)" office:value-type="float" office:value="1" calcext:value-type="float">
            <text:p>1</text:p>
          </table:table-cell>
          <table:table-cell/>
          <table:table-cell table:style-name="ce20" table:formula="of:=AND([.C113];[.D113];NOT([.E113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21" calcext:value-type="date">
            <text:p>21/11/20</text:p>
          </table:table-cell>
          <table:table-cell table:formula="of:=TEXT(WEEKDAY([.A114]);&quot;dddd&quot;)" office:value-type="string" office:string-value="Saturday" calcext:value-type="string">
            <text:p>Saturday</text:p>
          </table:table-cell>
          <table:table-cell table:formula="of:=IF(OR([.B114]=&quot;Sunday&quot;;[.B114]=&quot;Saturday&quot;);0;1)" office:value-type="float" office:value="0" calcext:value-type="float">
            <text:p>0</text:p>
          </table:table-cell>
          <table:table-cell table:formula="of:=IF([.A114]&gt;TODAY();1;0)" office:value-type="float" office:value="1" calcext:value-type="float">
            <text:p>1</text:p>
          </table:table-cell>
          <table:table-cell/>
          <table:table-cell table:style-name="ce20" table:formula="of:=AND([.C114];[.D114];NOT([.E114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11-22" calcext:value-type="date">
            <text:p>22/11/20</text:p>
          </table:table-cell>
          <table:table-cell table:formula="of:=TEXT(WEEKDAY([.A115]);&quot;dddd&quot;)" office:value-type="string" office:string-value="Sunday" calcext:value-type="string">
            <text:p>Sunday</text:p>
          </table:table-cell>
          <table:table-cell table:formula="of:=IF(OR([.B115]=&quot;Sunday&quot;;[.B115]=&quot;Saturday&quot;);0;1)" office:value-type="float" office:value="0" calcext:value-type="float">
            <text:p>0</text:p>
          </table:table-cell>
          <table:table-cell table:formula="of:=IF([.A115]&gt;TODAY();1;0)" office:value-type="float" office:value="1" calcext:value-type="float">
            <text:p>1</text:p>
          </table:table-cell>
          <table:table-cell/>
          <table:table-cell table:style-name="ce20" table:formula="of:=AND([.C115];[.D115];NOT([.E115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9" office:value-type="date" office:date-value="2020-11-23" calcext:value-type="date">
            <text:p>23/11/20</text:p>
          </table:table-cell>
          <table:table-cell table:formula="of:=TEXT(WEEKDAY([.A116]);&quot;dddd&quot;)" office:value-type="string" office:string-value="Monday" calcext:value-type="string">
            <text:p>Monday</text:p>
          </table:table-cell>
          <table:table-cell table:formula="of:=IF(OR([.B116]=&quot;Sunday&quot;;[.B116]=&quot;Saturday&quot;);0;1)" office:value-type="float" office:value="1" calcext:value-type="float">
            <text:p>1</text:p>
          </table:table-cell>
          <table:table-cell table:formula="of:=IF([.A116]&gt;TODAY();1;0)" office:value-type="float" office:value="1" calcext:value-type="float">
            <text:p>1</text:p>
          </table:table-cell>
          <table:table-cell/>
          <table:table-cell table:style-name="ce20" table:formula="of:=AND([.C116];[.D116];NOT([.E116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24" calcext:value-type="date">
            <text:p>24/11/20</text:p>
          </table:table-cell>
          <table:table-cell table:formula="of:=TEXT(WEEKDAY([.A117]);&quot;dddd&quot;)" office:value-type="string" office:string-value="Tuesday" calcext:value-type="string">
            <text:p>Tuesday</text:p>
          </table:table-cell>
          <table:table-cell table:formula="of:=IF(OR([.B117]=&quot;Sunday&quot;;[.B117]=&quot;Saturday&quot;);0;1)" office:value-type="float" office:value="1" calcext:value-type="float">
            <text:p>1</text:p>
          </table:table-cell>
          <table:table-cell table:formula="of:=IF([.A117]&gt;TODAY();1;0)" office:value-type="float" office:value="1" calcext:value-type="float">
            <text:p>1</text:p>
          </table:table-cell>
          <table:table-cell/>
          <table:table-cell table:style-name="ce20" table:formula="of:=AND([.C117];[.D117];NOT([.E117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25" calcext:value-type="date">
            <text:p>25/11/20</text:p>
          </table:table-cell>
          <table:table-cell table:formula="of:=TEXT(WEEKDAY([.A118]);&quot;dddd&quot;)" office:value-type="string" office:string-value="Wednesday" calcext:value-type="string">
            <text:p>Wednesday</text:p>
          </table:table-cell>
          <table:table-cell table:formula="of:=IF(OR([.B118]=&quot;Sunday&quot;;[.B118]=&quot;Saturday&quot;);0;1)" office:value-type="float" office:value="1" calcext:value-type="float">
            <text:p>1</text:p>
          </table:table-cell>
          <table:table-cell table:formula="of:=IF([.A118]&gt;TODAY();1;0)" office:value-type="float" office:value="1" calcext:value-type="float">
            <text:p>1</text:p>
          </table:table-cell>
          <table:table-cell/>
          <table:table-cell table:style-name="ce20" table:formula="of:=AND([.C118];[.D118];NOT([.E118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26" calcext:value-type="date">
            <text:p>26/11/20</text:p>
          </table:table-cell>
          <table:table-cell table:formula="of:=TEXT(WEEKDAY([.A119]);&quot;dddd&quot;)" office:value-type="string" office:string-value="Thursday" calcext:value-type="string">
            <text:p>Thursday</text:p>
          </table:table-cell>
          <table:table-cell table:formula="of:=IF(OR([.B119]=&quot;Sunday&quot;;[.B119]=&quot;Saturday&quot;);0;1)" office:value-type="float" office:value="1" calcext:value-type="float">
            <text:p>1</text:p>
          </table:table-cell>
          <table:table-cell table:formula="of:=IF([.A119]&gt;TODAY();1;0)" office:value-type="float" office:value="1" calcext:value-type="float">
            <text:p>1</text:p>
          </table:table-cell>
          <table:table-cell/>
          <table:table-cell table:style-name="ce20" table:formula="of:=AND([.C119];[.D119];NOT([.E119]))" office:value-type="boolean" office:boolean-value="true" calcext:value-type="boolean">
            <text:p>TRUE</text:p>
          </table:table-cell>
        </table:table-row>
        <table:table-row table:style-name="ro1">
          <table:table-cell table:style-name="ce19" office:value-type="date" office:date-value="2020-11-27" calcext:value-type="date">
            <text:p>27/11/20</text:p>
          </table:table-cell>
          <table:table-cell table:formula="of:=TEXT(WEEKDAY([.A120]);&quot;dddd&quot;)" office:value-type="string" office:string-value="Friday" calcext:value-type="string">
            <text:p>Friday</text:p>
          </table:table-cell>
          <table:table-cell table:formula="of:=IF(OR([.B120]=&quot;Sunday&quot;;[.B120]=&quot;Saturday&quot;);0;1)" office:value-type="float" office:value="1" calcext:value-type="float">
            <text:p>1</text:p>
          </table:table-cell>
          <table:table-cell table:formula="of:=IF([.A120]&gt;TODAY();1;0)" office:value-type="float" office:value="1" calcext:value-type="float">
            <text:p>1</text:p>
          </table:table-cell>
          <table:table-cell/>
          <table:table-cell table:style-name="ce20" table:formula="of:=AND([.C120];[.D120];NOT([.E120]))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otal (days)</text:p>
          </table:table-cell>
          <table:table-cell table:formula="of:=SUM([.F2:.F120])" office:value-type="float" office:value="78" calcext:value-type="float">
            <text:p>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(hours)</text:p>
          </table:table-cell>
          <table:table-cell table:formula="of:=[.F123]*6" office:value-type="float" office:value="468" calcext:value-type="float">
            <text:p>468</text:p>
          </table:table-cell>
        </table:table-row>
        <table:table-row table:style-name="ro1" table:number-rows-repeated="10484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WModel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Search for 5 open source BLAST algorithm software implementations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-[.C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unning best implementation with 10 genom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]-[.C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velop C-model compatible with C-RTL cosimulatio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4]-[.C4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]-[.C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und 2</text:p>
          </table:table-cell>
          <table:table-cell table:number-columns-repeated="2"/>
          <table:table-cell table:formula="of:=[.B6]-[.C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rovements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7]-[.C7]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B8]-[.C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9]-[.C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0]-[.C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nd 3</text:p>
          </table:table-cell>
          <table:table-cell table:number-columns-repeated="2"/>
          <table:table-cell table:formula="of:=[.B11]-[.C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rovements</text:p>
          </table:table-cell>
          <table:table-cell table:style-name="ce21" office:value-type="float" office:value="10" calcext:value-type="float">
            <text:p>10</text:p>
          </table:table-cell>
          <table:table-cell/>
          <table:table-cell table:formula="of:=[.B12]-[.C12]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B13]-[.C1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4]-[.C1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5]-[.C1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6]-[.C1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7]-[.C1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8]-[.C1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9]-[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9])" office:value-type="float" office:value="125" calcext:value-type="float">
            <text:p>125</text:p>
          </table:table-cell>
          <table:table-cell table:formula="of:=SUM([.C2:.C19])" office:value-type="float" office:value="10" calcext:value-type="float">
            <text:p>10</text:p>
          </table:table-cell>
          <table:table-cell table:formula="of:=SUM([.D2:.D19])" office:value-type="float" office:value="115" calcext:value-type="float">
            <text:p>115</text:p>
          </table:table-cell>
        </table:table-row>
      </table:table>
      <table:table table:name="RTL_Design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Architecting the design hierarchy, clocks, control registers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]-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lementation of 10 sub module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B3]-[.C3]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formula="of:=[.B4]-[.C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]-[.C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und 2</text:p>
          </table:table-cell>
          <table:table-cell table:number-columns-repeated="2"/>
          <table:table-cell table:formula="of:=[.B6]-[.C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rchitecting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]-[.C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implementing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-[.C8]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B9]-[.C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0]-[.C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2"/>
          <table:table-cell table:formula="of:=[.B11]-[.C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ea minimization</text:p>
          </table:table-cell>
          <table:table-cell table:style-name="ce21" office:value-type="float" office:value="10" calcext:value-type="float">
            <text:p>10</text:p>
          </table:table-cell>
          <table:table-cell/>
          <table:table-cell table:formula="of:=[.B12]-[.C1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eed improvement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3]-[.C1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de cleanup for readability and maintainability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]-[.C14]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B15]-[.C1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6]-[.C1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7]-[.C1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8]-[.C1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9]-[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9])" office:value-type="float" office:value="115" calcext:value-type="float">
            <text:p>115</text:p>
          </table:table-cell>
          <table:table-cell table:formula="of:=SUM([.C2:.C19])" office:value-type="float" office:value="10" calcext:value-type="float">
            <text:p>10</text:p>
          </table:table-cell>
          <table:table-cell table:formula="of:=SUM([.D2:.D19])" office:value-type="float" office:value="105" calcext:value-type="float">
            <text:p>105</text:p>
          </table:table-cell>
        </table:table-row>
      </table:table>
      <table:table table:name="Verification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Develop verification plan – coverage goal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2]-[.C2]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B3]-[.C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4]-[.C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5]-[.C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e bit accurate SV behavioral model matching C model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6]-[.C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tup UVM verification environmen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7]-[.C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rite UVM tests covering important features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8]-[.C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reate directed tests for hard to hit coverage points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-[.C9]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B10]-[.C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 regression and fix bugs from failing test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11]-[.C11]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1"/>
          <table:table-cell/>
          <table:table-cell table:formula="of:=[.B12]-[.C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ize</text:p>
          </table:table-cell>
          <table:table-cell table:number-columns-repeated="2"/>
          <table:table-cell table:formula="of:=[.B13]-[.C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 test count by enhanced randomization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4]-[.C14]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B15]-[.C1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6]-[.C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 coverage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]-[.C17]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B18]-[.C1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9]-[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9])" office:value-type="float" office:value="150" calcext:value-type="float">
            <text:p>150</text:p>
          </table:table-cell>
          <table:table-cell table:formula="of:=SUM([.C2:.C19])" office:value-type="float" office:value="15" calcext:value-type="float">
            <text:p>15</text:p>
          </table:table-cell>
          <table:table-cell table:formula="of:=SUM([.D2:.D19])" office:value-type="float" office:value="135" calcext:value-type="float">
            <text:p>135</text:p>
          </table:table-cell>
        </table:table-row>
      </table:table>
      <table:table table:name="FPGA_prototyping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Choose target FPG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]-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thesize and run first version of RT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3]-[.C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dd debug logic analyzers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]-[.C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ynthesize and run second version of RTL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5]-[.C5]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B6]-[.C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 instrumentation to FPGA for coverage collection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7]-[.C7]"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table:formula="of:=[.B8]-[.C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9]-[.C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0]-[.C1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1]-[.C1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1"/>
          <table:table-cell/>
          <table:table-cell table:formula="of:=[.B12]-[.C1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3]-[.C1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4]-[.C1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5]-[.C1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6]-[.C1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7]-[.C1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8]-[.C1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9]-[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9])" office:value-type="float" office:value="55" calcext:value-type="float">
            <text:p>55</text:p>
          </table:table-cell>
          <table:table-cell table:formula="of:=SUM([.C2:.C19])" office:value-type="float" office:value="5" calcext:value-type="float">
            <text:p>5</text:p>
          </table:table-cell>
          <table:table-cell table:formula="of:=SUM([.D2:.D19])" office:value-type="float" office:value="50" calcext:value-type="float">
            <text:p>50</text:p>
          </table:table-cell>
        </table:table-row>
      </table:table>
      <table:table table:name="Demo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table:number-columns-repeated="3"/>
          <table:table-cell table:formula="of:=[.B2]-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 demo – What genomes to be compared by BLAS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3]-[.C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 contents of the demo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]-[.C4]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B5]-[.C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ite participants – online/direct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6]-[.C6]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B7]-[.C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hearsal for demo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]-[.C8]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B9]-[.C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0]-[.C1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1]-[.C1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1"/>
          <table:table-cell/>
          <table:table-cell table:formula="of:=[.B12]-[.C1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3]-[.C1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4]-[.C1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5]-[.C1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6]-[.C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ual demo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]-[.C1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st demo customer question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]-[.C18]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B19]-[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9])" office:value-type="float" office:value="32" calcext:value-type="float">
            <text:p>32</text:p>
          </table:table-cell>
          <table:table-cell table:formula="of:=SUM([.C2:.C19])" office:value-type="float" office:value="0" calcext:value-type="float">
            <text:p>0</text:p>
          </table:table-cell>
          <table:table-cell table:formula="of:=SUM([.D2:.D19])" office:value-type="float" office:value="32" calcext:value-type="float">
            <text:p>32</text:p>
          </table:table-cell>
        </table:table-row>
      </table:table>
      <table:table table:name="Signoff" table:style-name="ta1"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table:number-columns-repeated="3"/>
          <table:table-cell table:formula="of:=[.B2]-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 item 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]-[.C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 item 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]-[.C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 item 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-[.C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 item 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]-[.C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 item 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]-[.C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 item 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]-[.C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 item 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]-[.C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 item 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0]-[.C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 item 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]-[.C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 item 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2]-[.C12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B13]-[.C1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4]-[.C1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5]-[.C1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6]-[.C1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7]-[.C1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8]-[.C1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9]-[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9])" office:value-type="float" office:value="10" calcext:value-type="float">
            <text:p>10</text:p>
          </table:table-cell>
          <table:table-cell table:formula="of:=SUM([.C2:.C19])" office:value-type="float" office:value="0" calcext:value-type="float">
            <text:p>0</text:p>
          </table:table-cell>
          <table:table-cell table:formula="of:=SUM([.D2:.D19]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07:07:07.606435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5:01:58.701205040</meta:creation-date>
    <dc:date>2020-08-08T07:06:43.791420828</dc:date>
    <meta:editing-duration>PT40M23S</meta:editing-duration>
    <meta:editing-cycles>8</meta:editing-cycles>
    <meta:generator>LibreOffice/6.0.7.3$Linux_X86_64 LibreOffice_project/00m0$Build-3</meta:generator>
    <meta:document-statistic meta:table-count="9" meta:cell-count="927" meta:object-count="0"/>
  </office:meta>
</office:document-meta>
</file>